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9.1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c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];&quot;deepslate&quot;;&quot;AAAAAAAAAAAAAAAAAAAAAAAAAAAAAAAAAAAAAAAAAAAAAAAAAAAAAAAAAAAA&quot;);40;10)"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fe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];&quot;deepslate&quot;;&quot;AAAAAAAAAAAAAAAAAAAAAAAAAAAAAAAAAAAAAAAAAAAAAAAAAAAAAAAAAAAA&quot;);40;10)"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lea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4];&quot;deepslate&quot;;&quot;AAAAAAAAAAAAAAAAAAAAAAAAAAAAAAAAAAAAAAAAAAAAAAAAAAAAAAAAAAAA&quot;);40;10)"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lo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5];&quot;deepslate&quot;;&quot;AAAAAAAAAAAAAAAAAAAAAAAAAAAAAAAAAAAAAAAAAAAAAAAAAAAAAAAAAAAA&quot;);40;10)"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plan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6];&quot;deepslate&quot;;&quot;AAAAAAAAAAAAAAAAAAAAAAAAAAAAAAAAAAAAAAAAAAAAAAAAAAAAAAAAAAAA&quot;);40;10)"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pressure_pl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7];&quot;deepslate&quot;;&quot;AAAAAAAAAAAAAAAAAAAAAAAAAAAAAAAAAAAAAAAAAAAAAAAAAAAAAAAAAAAA&quot;);40;10)"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8];&quot;deepslate&quot;;&quot;AAAAAAAAAAAAAAAAAAAAAAAAAAAAAAAAAAAAAAAAAAAAAAAAAAAAAAAAAAAA&quot;);40;10)"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9];&quot;deepslate&quot;;&quot;AAAAAAAAAAAAAAAAAAAAAAAAAAAAAAAAAAAAAAAAAAAAAAAAAAAAAAAAAAAA&quot;);40;10)"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trap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0];&quot;deepslate&quot;;&quot;AAAAAAAAAAAAAAAAAAAAAAAAAAAAAAAAAAAAAAAAAAAAAAAAAAAAAAAAAAAA&quot;);40;10)"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cacia_woo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1];&quot;deepslate&quot;;&quot;AAAAAAAAAAAAAAAAAAAAAAAAAAAAAAAAAAAAAAAAAAAAAAAAAAAAAAAAAAAA&quot;);40;10)">
            <text:p/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i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12];&quot;deepslate&quot;;&quot;AAAAAAAAAAAAAAAAAAAAAAAAAAAAAAAAAAAAAAAAAAAAAAAAAAAAAAAAAAAA&quot;);40;10)"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methyst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3];&quot;deepslate&quot;;&quot;AAAAAAAAAAAAAAAAAAAAAAAAAAAAAAAAAAAAAAAAAAAAAAAAAAAAAAAAAAAA&quot;);40;10)"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methyst_clust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4];&quot;deepslate&quot;;&quot;AAAAAAAAAAAAAAAAAAAAAAAAAAAAAAAAAAAAAAAAAAAAAAAAAAAAAAAAAAAA&quot;);40;10)">
            <text:p/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ndesi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5];&quot;deepslate&quot;;&quot;AAAAAAAAAAAAAAAAAAAAAAAAAAAAAAAAAAAAAAAAAAAAAAAAAAAAAAAAAAAA&quot;);40;10)">
            <text:p/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nvi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6];&quot;deepslate&quot;;&quot;AAAAAAAAAAAAAAAAAAAAAAAAAAAAAAAAAAAAAAAAAAAAAAAAAAAAAAAAAAAA&quot;);40;10)">
            <text:p/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ttached_melon_ste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7];&quot;deepslate&quot;;&quot;AAAAAAAAAAAAAAAAAAAAAAAAAAAAAAAAAAAAAAAAAAAAAAAAAAAAAAAAAAAA&quot;);40;10)">
            <text:p/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ttached_pumpkin_ste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8];&quot;deepslate&quot;;&quot;AAAAAAAAAAAAAAAAAAAAAAAAAAAAAAAAAAAAAAAAAAAAAAAAAAAAAAAAAAAA&quot;);40;10)">
            <text:p/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zal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9];&quot;deepslate&quot;;&quot;AAAAAAAAAAAAAAAAAAAAAAAAAAAAAAAAAAAAAAAAAAAAAAAAAAAAAAAAAAAA&quot;);40;10)">
            <text:p/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zalea_lea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0];&quot;deepslate&quot;;&quot;AAAAAAAAAAAAAAAAAAAAAAAAAAAAAAAAAAAAAAAAAAAAAAAAAAAAAAAAAAAA&quot;);40;10)">
            <text:p/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azure_blu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1];&quot;deepslate&quot;;&quot;AAAAAAAAAAAAAAAAAAAAAAAAAAAAAAAAAAAAAAAAAAAAAAAAAAAAAAAAAAAA&quot;);40;10)"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ambo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2];&quot;deepslate&quot;;&quot;AAAAAAAAAAAAAAAAAAAAAAAAAAAAAAAAAAAAAAAAAAAAAAAAAAAAAAAAAAAA&quot;);40;10)">
            <text:p/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arre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3];&quot;deepslate&quot;;&quot;AAAAAAAAAAAAAAAAAAAAAAAAAAAAAAAAAAAAAAAAAAAAAAAAAAAAAAAAAAAA&quot;);40;10)"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eac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4];&quot;deepslate&quot;;&quot;AAAAAAAAAAAAAAAAAAAAAAAAAAAAAAAAAAAAAAAAAAAAAAAAAAAAAAAAAAAA&quot;);40;10)">
            <text:p/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edr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25];&quot;deepslate&quot;;&quot;AAAAAAAAAAAAAAAAAAAAAAAAAAAAAAAAAAAAAAAAAAAAAAAAAAAAAAAAAAAA&quot;);40;10)">
            <text:p/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ee_nes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6];&quot;deepslate&quot;;&quot;AAAAAAAAAAAAAAAAAAAAAAAAAAAAAAAAAAAAAAAAAAAAAAAAAAAAAAAAAAAA&quot;);40;10)">
            <text:p/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eehiv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7];&quot;deepslate&quot;;&quot;AAAAAAAAAAAAAAAAAAAAAAAAAAAAAAAAAAAAAAAAAAAAAAAAAAAAAAAAAAAA&quot;);40;10)">
            <text:p/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eetroo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8];&quot;deepslate&quot;;&quot;AAAAAAAAAAAAAAAAAAAAAAAAAAAAAAAAAAAAAAAAAAAAAAAAAAAAAAAAAAAA&quot;);40;10)">
            <text:p/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el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9];&quot;deepslate&quot;;&quot;AAAAAAAAAAAAAAAAAAAAAAAAAAAAAAAAAAAAAAAAAAAAAAAAAAAAAAAAAAAA&quot;);40;10)">
            <text:p/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g_driplea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0];&quot;deepslate&quot;;&quot;AAAAAAAAAAAAAAAAAAAAAAAAAAAAAAAAAAAAAAAAAAAAAAAAAAAAAAAAAAAA&quot;);40;10)">
            <text:p/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g_dripleaf_ste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1];&quot;deepslate&quot;;&quot;AAAAAAAAAAAAAAAAAAAAAAAAAAAAAAAAAAAAAAAAAAAAAAAAAAAAAAAAAAAA&quot;);40;10)">
            <text:p/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butt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2];&quot;deepslate&quot;;&quot;AAAAAAAAAAAAAAAAAAAAAAAAAAAAAAAAAAAAAAAAAAAAAAAAAAAAAAAAAAAA&quot;);40;10)">
            <text:p/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3];&quot;deepslate&quot;;&quot;AAAAAAAAAAAAAAAAAAAAAAAAAAAAAAAAAAAAAAAAAAAAAAAAAAAAAAAAAAAA&quot;);40;10)">
            <text:p/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fe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4];&quot;deepslate&quot;;&quot;AAAAAAAAAAAAAAAAAAAAAAAAAAAAAAAAAAAAAAAAAAAAAAAAAAAAAAAAAAAA&quot;);40;10)">
            <text:p/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lea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5];&quot;deepslate&quot;;&quot;AAAAAAAAAAAAAAAAAAAAAAAAAAAAAAAAAAAAAAAAAAAAAAAAAAAAAAAAAAAA&quot;);40;10)">
            <text:p/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lo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6];&quot;deepslate&quot;;&quot;AAAAAAAAAAAAAAAAAAAAAAAAAAAAAAAAAAAAAAAAAAAAAAAAAAAAAAAAAAAA&quot;);40;10)">
            <text:p/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plan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7];&quot;deepslate&quot;;&quot;AAAAAAAAAAAAAAAAAAAAAAAAAAAAAAAAAAAAAAAAAAAAAAAAAAAAAAAAAAAA&quot;);40;10)">
            <text:p/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8];&quot;deepslate&quot;;&quot;AAAAAAAAAAAAAAAAAAAAAAAAAAAAAAAAAAAAAAAAAAAAAAAAAAAAAAAAAAAA&quot;);40;10)">
            <text:p/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];&quot;deepslate&quot;;&quot;AAAAAAAAAAAAAAAAAAAAAAAAAAAAAAAAAAAAAAAAAAAAAAAAAAAAAAAAAAAA&quot;);40;10)">
            <text:p/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trap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0];&quot;deepslate&quot;;&quot;AAAAAAAAAAAAAAAAAAAAAAAAAAAAAAAAAAAAAAAAAAAAAAAAAAAAAAAAAAAA&quot;);40;10)">
            <text:p/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irch_wall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1];&quot;deepslate&quot;;&quot;AAAAAAAAAAAAAAAAAAAAAAAAAAAAAAAAAAAAAAAAAAAAAAAAAAAAAAAAAAAA&quot;);40;10)">
            <text:p/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lack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42];&quot;deepslate&quot;;&quot;AAAAAAAAAAAAAAAAAAAAAAAAAAAAAAAAAAAAAAAAAAAAAAAAAAAAAAAAAAAA&quot;);40;10)">
            <text:p/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lack_glazed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43];&quot;deepslate&quot;;&quot;AAAAAAAAAAAAAAAAAAAAAAAAAAAAAAAAAAAAAAAAAAAAAAAAAAAAAAAAAAAA&quot;);40;10)">
            <text:p/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lack_stained_gl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44];&quot;deepslate&quot;;&quot;AAAAAAAAAAAAAAAAAAAAAAAAAAAAAAAAAAAAAAAAAAAAAAAAAAAAAAAAAAAA&quot;);40;10)">
            <text:p/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last_furna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45];&quot;deepslate&quot;;&quot;AAAAAAAAAAAAAAAAAAAAAAAAAAAAAAAAAAAAAAAAAAAAAAAAAAAAAAAAAAAA&quot;);40;10)">
            <text:p/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lue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46];&quot;deepslate&quot;;&quot;AAAAAAAAAAAAAAAAAAAAAAAAAAAAAAAAAAAAAAAAAAAAAAAAAAAAAAAAAAAA&quot;);40;10)">
            <text:p/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lue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47];&quot;deepslate&quot;;&quot;AAAAAAAAAAAAAAAAAAAAAAAAAAAAAAAAAAAAAAAAAAAAAAAAAAAAAAAAAAAA&quot;);40;10)">
            <text:p/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one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8];&quot;deepslate&quot;;&quot;AAAAAAAAAAAAAAAAAAAAAAAAAAAAAAAAAAAAAAAAAAAAAAAAAAAAAAAAAAAA&quot;);40;10)">
            <text:p/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ookshel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49];&quot;deepslate&quot;;&quot;AAAAAAAAAAAAAAAAAAAAAAAAAAAAAAAAAAAAAAAAAAAAAAAAAAAAAAAAAAAA&quot;);40;10)">
            <text:p/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ain_co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50];&quot;deepslate&quot;;&quot;AAAAAAAAAAAAAAAAAAAAAAAAAAAAAAAAAAAAAAAAAAAAAAAAAAAAAAAAAAAA&quot;);40;10)">
            <text:p/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ain_coral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51];&quot;deepslate&quot;;&quot;AAAAAAAAAAAAAAAAAAAAAAAAAAAAAAAAAAAAAAAAAAAAAAAAAAAAAAAAAAAA&quot;);40;10)">
            <text:p/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ain_cora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52];&quot;deepslate&quot;;&quot;AAAAAAAAAAAAAAAAAAAAAAAAAAAAAAAAAAAAAAAAAAAAAAAAAAAAAAAAAAAA&quot;);40;10)">
            <text:p/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ain_coral_wal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53];&quot;deepslate&quot;;&quot;AAAAAAAAAAAAAAAAAAAAAAAAAAAAAAAAAAAAAAAAAAAAAAAAAAAAAAAAAAAA&quot;);40;10)">
            <text:p/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ewing_st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54];&quot;deepslate&quot;;&quot;AAAAAAAAAAAAAAAAAAAAAAAAAAAAAAAAAAAAAAAAAAAAAAAAAAAAAAAAAAAA&quot;);40;10)">
            <text:p/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ick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55];&quot;deepslate&quot;;&quot;AAAAAAAAAAAAAAAAAAAAAAAAAAAAAAAAAAAAAAAAAAAAAAAAAAAAAAAAAAAA&quot;);40;10)">
            <text:p/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ick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56];&quot;deepslate&quot;;&quot;AAAAAAAAAAAAAAAAAAAAAAAAAAAAAAAAAAAAAAAAAAAAAAAAAAAAAAAAAAAA&quot;);40;10)">
            <text:p/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ick_wal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57];&quot;deepslate&quot;;&quot;AAAAAAAAAAAAAAAAAAAAAAAAAAAAAAAAAAAAAAAAAAAAAAAAAAAAAAAAAAAA&quot;);40;10)">
            <text:p/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58];&quot;deepslate&quot;;&quot;AAAAAAAAAAAAAAAAAAAAAAAAAAAAAAAAAAAAAAAAAAAAAAAAAAAAAAAAAAAA&quot;);40;10)">
            <text:p/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own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59];&quot;deepslate&quot;;&quot;AAAAAAAAAAAAAAAAAAAAAAAAAAAAAAAAAAAAAAAAAAAAAAAAAAAAAAAAAAAA&quot;);40;10)">
            <text:p/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own_carp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60];&quot;deepslate&quot;;&quot;AAAAAAAAAAAAAAAAAAAAAAAAAAAAAAAAAAAAAAAAAAAAAAAAAAAAAAAAAAAA&quot;);40;10)">
            <text:p/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own_mushroo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61];&quot;deepslate&quot;;&quot;AAAAAAAAAAAAAAAAAAAAAAAAAAAAAAAAAAAAAAAAAAAAAAAAAAAAAAAAAAAA&quot;);40;10)">
            <text:p/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own_mushroom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62];&quot;deepslate&quot;;&quot;AAAAAAAAAAAAAAAAAAAAAAAAAAAAAAAAAAAAAAAAAAAAAAAAAAAAAAAAAAAA&quot;);40;10)">
            <text:p/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own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63];&quot;deepslate&quot;;&quot;AAAAAAAAAAAAAAAAAAAAAAAAAAAAAAAAAAAAAAAAAAAAAAAAAAAAAAAAAAAA&quot;);40;10)">
            <text:p/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rown_wall_bann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64];&quot;deepslate&quot;;&quot;AAAAAAAAAAAAAAAAAAAAAAAAAAAAAAAAAAAAAAAAAAAAAAAAAAAAAAAAAAAA&quot;);40;10)">
            <text:p/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ubble_colum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65];&quot;deepslate&quot;;&quot;AAAAAAAAAAAAAAAAAAAAAAAAAAAAAAAAAAAAAAAAAAAAAAAAAAAAAAAAAAAA&quot;);40;10)">
            <text:p/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ubble_co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66];&quot;deepslate&quot;;&quot;AAAAAAAAAAAAAAAAAAAAAAAAAAAAAAAAAAAAAAAAAAAAAAAAAAAAAAAAAAAA&quot;);40;10)">
            <text:p/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ubble_coral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67];&quot;deepslate&quot;;&quot;AAAAAAAAAAAAAAAAAAAAAAAAAAAAAAAAAAAAAAAAAAAAAAAAAAAAAAAAAAAA&quot;);40;10)">
            <text:p/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ubble_cora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68];&quot;deepslate&quot;;&quot;AAAAAAAAAAAAAAAAAAAAAAAAAAAAAAAAAAAAAAAAAAAAAAAAAAAAAAAAAAAA&quot;);40;10)">
            <text:p/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ubble_coral_wal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69];&quot;deepslate&quot;;&quot;AAAAAAAAAAAAAAAAAAAAAAAAAAAAAAAAAAAAAAAAAAAAAAAAAAAAAAAAAAAA&quot;);40;10)">
            <text:p/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udding_amethys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70];&quot;deepslate&quot;;&quot;AAAAAAAAAAAAAAAAAAAAAAAAAAAAAAAAAAAAAAAAAAAAAAAAAAAAAAAAAAAA&quot;);40;10)">
            <text:p/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bus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71];&quot;deepslate&quot;;&quot;AAAAAAAAAAAAAAAAAAAAAAAAAAAAAAAAAAAAAAAAAAAAAAAAAAAAAAAAAAAA&quot;);40;10)">
            <text:p/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ctu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72];&quot;deepslate&quot;;&quot;AAAAAAAAAAAAAAAAAAAAAAAAAAAAAAAAAAAAAAAAAAAAAAAAAAAAAAAAAAAA&quot;);40;10)">
            <text:p/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ctus_flow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73];&quot;deepslate&quot;;&quot;AAAAAAAAAAAAAAAAAAAAAAAAAAAAAAAAAAAAAAAAAAAAAAAAAAAAAAAAAAAA&quot;);40;10)">
            <text:p/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lci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74];&quot;deepslate&quot;;&quot;AAAAAAAAAAAAAAAAAAAAAAAAAAAAAAAAAAAAAAAAAAAAAAAAAAAAAAAAAAAA&quot;);40;10)">
            <text:p/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mpfi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75];&quot;deepslate&quot;;&quot;AAAAAAAAAAAAAAAAAAAAAAAAAAAAAAAAAAAAAAAAAAAAAAAAAAAAAAAAAAAA&quot;);40;10)">
            <text:p/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nd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76];&quot;deepslate&quot;;&quot;AAAAAAAAAAAAAAAAAAAAAAAAAAAAAAAAAAAAAAAAAAAAAAAAAAAAAAAAAAAA&quot;);40;10)">
            <text:p/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rro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77];&quot;deepslate&quot;;&quot;AAAAAAAAAAAAAAAAAAAAAAAAAAAAAAAAAAAAAAAAAAAAAAAAAAAAAAAAAAAA&quot;);40;10)">
            <text:p/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rtography_t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78];&quot;deepslate&quot;;&quot;AAAAAAAAAAAAAAAAAAAAAAAAAAAAAAAAAAAAAAAAAAAAAAAAAAAAAAAAAAAA&quot;);40;10)">
            <text:p/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uldr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79];&quot;deepslate&quot;;&quot;AAAAAAAAAAAAAAAAAAAAAAAAAAAAAAAAAAAAAAAAAAAAAAAAAAAAAAAAAAAA&quot;);40;10)">
            <text:p/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ve_ai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80];&quot;deepslate&quot;;&quot;AAAAAAAAAAAAAAAAAAAAAAAAAAAAAAAAAAAAAAAAAAAAAAAAAAAAAAAAAAAA&quot;);40;10)">
            <text:p/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ve_vi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81];&quot;deepslate&quot;;&quot;AAAAAAAAAAAAAAAAAAAAAAAAAAAAAAAAAAAAAAAAAAAAAAAAAAAAAAAAAAAA&quot;);40;10)">
            <text:p/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ave_vines_pla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82];&quot;deepslate&quot;;&quot;AAAAAAAAAAAAAAAAAAAAAAAAAAAAAAAAAAAAAAAAAAAAAAAAAAAAAAAAAAAA&quot;);40;10)">
            <text:p/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ai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83];&quot;deepslate&quot;;&quot;AAAAAAAAAAAAAAAAAAAAAAAAAAAAAAAAAAAAAAAAAAAAAAAAAAAAAAAAAAAA&quot;);40;10)">
            <text:p/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es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84];&quot;deepslate&quot;;&quot;AAAAAAAAAAAAAAAAAAAAAAAAAAAAAAAAAAAAAAAAAAAAAAAAAAAAAAAAAAAA&quot;);40;10)">
            <text:p/>
          </table:table-cell>
          <table:table-cell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ipped_anvi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85];&quot;deepslate&quot;;&quot;AAAAAAAAAAAAAAAAAAAAAAAAAAAAAAAAAAAAAAAAAAAAAAAAAAAAAAAAAAAA&quot;);40;10)">
            <text:p/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iseled_bookshel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86];&quot;deepslate&quot;;&quot;AAAAAAAAAAAAAAAAAAAAAAAAAAAAAAAAAAAAAAAAAAAAAAAAAAAAAAAAAAAA&quot;);40;10)">
            <text:p/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iseled_sand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87];&quot;deepslate&quot;;&quot;AAAAAAAAAAAAAAAAAAAAAAAAAAAAAAAAAAAAAAAAAAAAAAAAAAAAAAAAAAAA&quot;);40;10)">
            <text:p/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iseled_ston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88];&quot;deepslate&quot;;&quot;AAAAAAAAAAAAAAAAAAAAAAAAAAAAAAAAAAAAAAAAAAAAAAAAAAAAAAAAAAAA&quot;);40;10)">
            <text:p/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iseled_tuf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89];&quot;deepslate&quot;;&quot;AAAAAAAAAAAAAAAAAAAAAAAAAAAAAAAAAAAAAAAAAAAAAAAAAAAAAAAAAAAA&quot;);40;10)">
            <text:p/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iseled_tuff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90];&quot;deepslate&quot;;&quot;AAAAAAAAAAAAAAAAAAAAAAAAAAAAAAAAAAAAAAAAAAAAAAAAAAAAAAAAAAAA&quot;);40;10)">
            <text:p/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orus_flow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91];&quot;deepslate&quot;;&quot;AAAAAAAAAAAAAAAAAAAAAAAAAAAAAAAAAAAAAAAAAAAAAAAAAAAAAAAAAAAA&quot;);40;10)">
            <text:p/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horus_pla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92];&quot;deepslate&quot;;&quot;AAAAAAAAAAAAAAAAAAAAAAAAAAAAAAAAAAAAAAAAAAAAAAAAAAAAAAAAAAAA&quot;);40;10)">
            <text:p/>
          </table:table-cell>
          <table:table-cell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la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93];&quot;deepslate&quot;;&quot;AAAAAAAAAAAAAAAAAAAAAAAAAAAAAAAAAAAAAAAAAAAAAAAAAAAAAAAAAAAA&quot;);40;10)">
            <text:p/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al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94];&quot;deepslate&quot;;&quot;AAAAAAAAAAAAAAAAAAAAAAAAAAAAAAAAAAAAAAAAAAAAAAAAAAAAAAAAAAAA&quot;);40;10)">
            <text:p/>
          </table:table-cell>
          <table:table-cell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arse_dir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95];&quot;deepslate&quot;;&quot;AAAAAAAAAAAAAAAAAAAAAAAAAAAAAAAAAAAAAAAAAAAAAAAAAAAAAAAAAAAA&quot;);40;10)">
            <text:p/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bbled_deepsl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96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bbled_deepslat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97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bble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98];&quot;deepslate&quot;;&quot;AAAAAAAAAAAAAAAAAAAAAAAAAAAAAAAAAAAAAAAAAAAAAAAAAAAAAAAAAAAA&quot;);40;10)">
            <text:p/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bbleston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99];&quot;deepslate&quot;;&quot;AAAAAAAAAAAAAAAAAAAAAAAAAAAAAAAAAAAAAAAAAAAAAAAAAAAAAAAAAAAA&quot;);40;10)">
            <text:p/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bblestone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00];&quot;deepslate&quot;;&quot;AAAAAAAAAAAAAAAAAAAAAAAAAAAAAAAAAAAAAAAAAAAAAAAAAAAAAAAAAAAA&quot;);40;10)">
            <text:p/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bblestone_wal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01];&quot;deepslate&quot;;&quot;AAAAAAAAAAAAAAAAAAAAAAAAAAAAAAAAAAAAAAAAAAAAAAAAAAAAAAAAAAAA&quot;);40;10)">
            <text:p/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bwe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02];&quot;deepslate&quot;;&quot;AAAAAAAAAAAAAAAAAAAAAAAAAAAAAAAAAAAAAAAAAAAAAAAAAAAAAAAAAAAA&quot;);40;10)">
            <text:p/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co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03];&quot;deepslate&quot;;&quot;AAAAAAAAAAAAAAAAAAAAAAAAAAAAAAAAAAAAAAAAAAAAAAAAAAAAAAAAAAAA&quot;);40;10)">
            <text:p/>
          </table:table-cell>
          <table:table-cell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mparat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04];&quot;deepslate&quot;;&quot;AAAAAAAAAAAAAAAAAAAAAAAAAAAAAAAAAAAAAAAAAAAAAAAAAAAAAAAAAAAA&quot;);40;10)">
            <text:p/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mpost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05];&quot;deepslate&quot;;&quot;AAAAAAAAAAAAAAAAAAAAAAAAAAAAAAAAAAAAAAAAAAAAAAAAAAAAAAAAAAAA&quot;);40;10)">
            <text:p/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pper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06];&quot;deepslate&quot;;&quot;AAAAAAAAAAAAAAAAAAAAAAAAAAAAAAAAAAAAAAAAAAAAAAAAAAAAAAAAAAAA&quot;);40;10)">
            <text:p/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pper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07];&quot;deepslate&quot;;&quot;AAAAAAAAAAAAAAAAAAAAAAAAAAAAAAAAAAAAAAAAAAAAAAAAAAAAAAAAAAAA&quot;);40;10)">
            <text:p/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ornflow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08];&quot;deepslate&quot;;&quot;AAAAAAAAAAAAAAAAAAAAAAAAAAAAAAAAAAAAAAAAAAAAAAAAAAAAAAAAAAAA&quot;);40;10)">
            <text:p/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racked_ston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09];&quot;deepslate&quot;;&quot;AAAAAAAAAAAAAAAAAAAAAAAAAAAAAAAAAAAAAAAAAAAAAAAAAAAAAAAAAAAA&quot;);40;10)">
            <text:p/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rafting_t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10];&quot;deepslate&quot;;&quot;AAAAAAAAAAAAAAAAAAAAAAAAAAAAAAAAAAAAAAAAAAAAAAAAAAAAAAAAAAAA&quot;);40;10)">
            <text:p/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rying_obsidi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11];&quot;deepslate&quot;;&quot;AAAAAAAAAAAAAAAAAAAAAAAAAAAAAAAAAAAAAAAAAAAAAAAAAAAAAAAAAAAA&quot;);40;10)">
            <text:p/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ut_sand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12];&quot;deepslate&quot;;&quot;AAAAAAAAAAAAAAAAAAAAAAAAAAAAAAAAAAAAAAAAAAAAAAAAAAAAAAAAAAAA&quot;);40;10)">
            <text:p/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yan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13];&quot;deepslate&quot;;&quot;AAAAAAAAAAAAAAAAAAAAAAAAAAAAAAAAAAAAAAAAAAAAAAAAAAAAAAAAAAAA&quot;);40;10)">
            <text:p/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cyan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14];&quot;deepslate&quot;;&quot;AAAAAAAAAAAAAAAAAAAAAAAAAAAAAAAAAAAAAAAAAAAAAAAAAAAAAAAAAAAA&quot;);40;10)">
            <text:p/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ndel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15];&quot;deepslate&quot;;&quot;AAAAAAAAAAAAAAAAAAAAAAAAAAAAAAAAAAAAAAAAAAAAAAAAAAAAAAAAAAAA&quot;);40;10)">
            <text:p/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oak_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16];&quot;deepslate&quot;;&quot;AAAAAAAAAAAAAAAAAAAAAAAAAAAAAAAAAAAAAAAAAAAAAAAAAAAAAAAAAAAA&quot;);40;10)">
            <text:p/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oak_fe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17];&quot;deepslate&quot;;&quot;AAAAAAAAAAAAAAAAAAAAAAAAAAAAAAAAAAAAAAAAAAAAAAAAAAAAAAAAAAAA&quot;);40;10)">
            <text:p/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oak_lea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18];&quot;deepslate&quot;;&quot;AAAAAAAAAAAAAAAAAAAAAAAAAAAAAAAAAAAAAAAAAAAAAAAAAAAAAAAAAAAA&quot;);40;10)">
            <text:p/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oak_lo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19];&quot;deepslate&quot;;&quot;AAAAAAAAAAAAAAAAAAAAAAAAAAAAAAAAAAAAAAAAAAAAAAAAAAAAAAAAAAAA&quot;);40;10)">
            <text:p/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oak_plan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20];&quot;deepslate&quot;;&quot;AAAAAAAAAAAAAAAAAAAAAAAAAAAAAAAAAAAAAAAAAAAAAAAAAAAAAAAAAAAA&quot;);40;10)">
            <text:p/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oak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21];&quot;deepslate&quot;;&quot;AAAAAAAAAAAAAAAAAAAAAAAAAAAAAAAAAAAAAAAAAAAAAAAAAAAAAAAAAAAA&quot;);40;10)">
            <text:p/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oak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22];&quot;deepslate&quot;;&quot;AAAAAAAAAAAAAAAAAAAAAAAAAAAAAAAAAAAAAAAAAAAAAAAAAAAAAAAAAAAA&quot;);40;10)">
            <text:p/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oak_trap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23];&quot;deepslate&quot;;&quot;AAAAAAAAAAAAAAAAAAAAAAAAAAAAAAAAAAAAAAAAAAAAAAAAAAAAAAAAAAAA&quot;);40;10)">
            <text:p/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ark_prismari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24];&quot;deepslate&quot;;&quot;AAAAAAAAAAAAAAAAAAAAAAAAAAAAAAAAAAAAAAAAAAAAAAAAAAAAAAAAAAAA&quot;);40;10)">
            <text:p/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ad_brain_coral_wal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25];&quot;deepslate&quot;;&quot;AAAAAAAAAAAAAAAAAAAAAAAAAAAAAAAAAAAAAAAAAAAAAAAAAAAAAAAAAAAA&quot;);40;10)">
            <text:p/>
          </table:table-cell>
          <table:table-cell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ad_bubble_coral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26];&quot;deepslate&quot;;&quot;AAAAAAAAAAAAAAAAAAAAAAAAAAAAAAAAAAAAAAAAAAAAAAAAAAAAAAAAAAAA&quot;);40;10)">
            <text:p/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ad_bus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27];&quot;deepslate&quot;;&quot;AAAAAAAAAAAAAAAAAAAAAAAAAAAAAAAAAAAAAAAAAAAAAAAAAAAAAAAAAAAA&quot;);40;10)">
            <text:p/>
          </table:table-cell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ad_tube_coral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28];&quot;deepslate&quot;;&quot;AAAAAAAAAAAAAAAAAAAAAAAAAAAAAAAAAAAAAAAAAAAAAAAAAAAAAAAAAAAA&quot;);40;10)">
            <text:p/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corated_po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29];&quot;deepslate&quot;;&quot;AAAAAAAAAAAAAAAAAAAAAAAAAAAAAAAAAAAAAAAAAAAAAAAAAAAAAAAAAAAA&quot;);40;10)">
            <text:p/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30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31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_coal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32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_copper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33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_diamond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34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_gold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35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_iron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36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_lapis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37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epslate_redstone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38];&quot;deepslate&quot;;&quot;AAAAAAAAAAAAAAAAAAAAAAAAAAAAAAAAAAAAAAAAAAAAAAAAAAAAAAAAAAAA&quot;);40;10)" office:value-type="string" office:string-value="AAAAAAAAAA" calcext:value-type="string">
            <text:p>AAAAAAAAAA</text:p>
          </table:table-cell>
          <table:table-cell office:value-type="float" office:value="137" calcext:value-type="float">
            <text:p>13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etector_rai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39];&quot;deepslate&quot;;&quot;AAAAAAAAAAAAAAAAAAAAAAAAAAAAAAAAAAAAAAAAAAAAAAAAAAAAAAAAAAAA&quot;);40;10)">
            <text:p/>
          </table:table-cell>
          <table:table-cell office:value-type="float" office:value="138" calcext:value-type="float">
            <text:p>13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iamond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40];&quot;deepslate&quot;;&quot;AAAAAAAAAAAAAAAAAAAAAAAAAAAAAAAAAAAAAAAAAAAAAAAAAAAAAAAAAAAA&quot;);40;10)">
            <text:p/>
          </table:table-cell>
          <table:table-cell office:value-type="float" office:value="139" calcext:value-type="float">
            <text:p>13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iori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41];&quot;deepslate&quot;;&quot;AAAAAAAAAAAAAAAAAAAAAAAAAAAAAAAAAAAAAAAAAAAAAAAAAAAAAAAAAAAA&quot;);40;10)">
            <text:p/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ir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42];&quot;deepslate&quot;;&quot;AAAAAAAAAAAAAAAAAAAAAAAAAAAAAAAAAAAAAAAAAAAAAAAAAAAAAAAAAAAA&quot;);40;10)">
            <text:p/>
          </table:table-cell>
          <table:table-cell office:value-type="float" office:value="141" calcext:value-type="float">
            <text:p>14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irt_pat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43];&quot;deepslate&quot;;&quot;AAAAAAAAAAAAAAAAAAAAAAAAAAAAAAAAAAAAAAAAAAAAAAAAAAAAAAAAAAAA&quot;);40;10)">
            <text:p/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ispens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44];&quot;deepslate&quot;;&quot;AAAAAAAAAAAAAAAAAAAAAAAAAAAAAAAAAAAAAAAAAAAAAAAAAAAAAAAAAAAA&quot;);40;10)">
            <text:p/>
          </table:table-cell>
          <table:table-cell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ripstone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45];&quot;deepslate&quot;;&quot;AAAAAAAAAAAAAAAAAAAAAAAAAAAAAAAAAAAAAAAAAAAAAAAAAAAAAAAAAAAA&quot;);40;10)">
            <text:p/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dr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46];&quot;deepslate&quot;;&quot;AAAAAAAAAAAAAAAAAAAAAAAAAAAAAAAAAAAAAAAAAAAAAAAAAAAAAAAAAAAA&quot;);40;10)">
            <text:p/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emerald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47];&quot;deepslate&quot;;&quot;AAAAAAAAAAAAAAAAAAAAAAAAAAAAAAAAAAAAAAAAAAAAAAAAAAAAAAAAAAAA&quot;);40;10)">
            <text:p/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enchanting_t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48];&quot;deepslate&quot;;&quot;AAAAAAAAAAAAAAAAAAAAAAAAAAAAAAAAAAAAAAAAAAAAAAAAAAAAAAAAAAAA&quot;);40;10)">
            <text:p/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end_port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49];&quot;deepslate&quot;;&quot;AAAAAAAAAAAAAAAAAAAAAAAAAAAAAAAAAAAAAAAAAAAAAAAAAAAAAAAAAAAA&quot;);40;10)">
            <text:p/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end_portal_fram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50];&quot;deepslate&quot;;&quot;AAAAAAAAAAAAAAAAAAAAAAAAAAAAAAAAAAAAAAAAAAAAAAAAAAAAAAAAAAAA&quot;);40;10)">
            <text:p/>
          </table:table-cell>
          <table:table-cell office:value-type="float" office:value="149" calcext:value-type="float">
            <text:p>14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end_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51];&quot;deepslate&quot;;&quot;AAAAAAAAAAAAAAAAAAAAAAAAAAAAAAAAAAAAAAAAAAAAAAAAAAAAAAAAAAAA&quot;);40;10)">
            <text:p/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ender_ches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52];&quot;deepslate&quot;;&quot;AAAAAAAAAAAAAAAAAAAAAAAAAAAAAAAAAAAAAAAAAAAAAAAAAAAAAAAAAAAA&quot;);40;10)">
            <text:p/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arml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53];&quot;deepslate&quot;;&quot;AAAAAAAAAAAAAAAAAAAAAAAAAAAAAAAAAAAAAAAAAAAAAAAAAAAAAAAAAAAA&quot;);40;10)">
            <text:p/>
          </table:table-cell>
          <table:table-cell office:value-type="float" office:value="152" calcext:value-type="float">
            <text:p>15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er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54];&quot;deepslate&quot;;&quot;AAAAAAAAAAAAAAAAAAAAAAAAAAAAAAAAAAAAAAAAAAAAAAAAAAAAAAAAAAAA&quot;);40;10)">
            <text:p/>
          </table:table-cell>
          <table:table-cell office:value-type="float" office:value="153" calcext:value-type="float">
            <text:p>15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i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155];&quot;deepslate&quot;;&quot;AAAAAAAAAAAAAAAAAAAAAAAAAAAAAAAAAAAAAAAAAAAAAAAAAAAAAAAAAAAA&quot;);40;10)">
            <text:p/>
          </table:table-cell>
          <table:table-cell office:value-type="float" office:value="154" calcext:value-type="float">
            <text:p>15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ire_co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56];&quot;deepslate&quot;;&quot;AAAAAAAAAAAAAAAAAAAAAAAAAAAAAAAAAAAAAAAAAAAAAAAAAAAAAAAAAAAA&quot;);40;10)">
            <text:p/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ire_coral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57];&quot;deepslate&quot;;&quot;AAAAAAAAAAAAAAAAAAAAAAAAAAAAAAAAAAAAAAAAAAAAAAAAAAAAAAAAAAAA&quot;);40;10)">
            <text:p/>
          </table:table-cell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ire_cora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58];&quot;deepslate&quot;;&quot;AAAAAAAAAAAAAAAAAAAAAAAAAAAAAAAAAAAAAAAAAAAAAAAAAAAAAAAAAAAA&quot;);40;10)">
            <text:p/>
          </table:table-cell>
          <table:table-cell office:value-type="float" office:value="157" calcext:value-type="float">
            <text:p>15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ire_coral_wal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59];&quot;deepslate&quot;;&quot;AAAAAAAAAAAAAAAAAAAAAAAAAAAAAAAAAAAAAAAAAAAAAAAAAAAAAAAAAAAA&quot;);40;10)">
            <text:p/>
          </table:table-cell>
          <table:table-cell office:value-type="float" office:value="158" calcext:value-type="float">
            <text:p>15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irefly_bus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60];&quot;deepslate&quot;;&quot;AAAAAAAAAAAAAAAAAAAAAAAAAAAAAAAAAAAAAAAAAAAAAAAAAAAAAAAAAAAA&quot;);40;10)">
            <text:p/>
          </table:table-cell>
          <table:table-cell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letching_t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61];&quot;deepslate&quot;;&quot;AAAAAAAAAAAAAAAAAAAAAAAAAAAAAAAAAAAAAAAAAAAAAAAAAAAAAAAAAAAA&quot;);40;10)">
            <text:p/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lower_po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62];&quot;deepslate&quot;;&quot;AAAAAAAAAAAAAAAAAAAAAAAAAAAAAAAAAAAAAAAAAAAAAAAAAAAAAAAAAAAA&quot;);40;10)">
            <text:p/>
          </table:table-cell>
          <table:table-cell office:value-type="float" office:value="161" calcext:value-type="float">
            <text:p>16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lowering_azal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63];&quot;deepslate&quot;;&quot;AAAAAAAAAAAAAAAAAAAAAAAAAAAAAAAAAAAAAAAAAAAAAAAAAAAAAAAAAAAA&quot;);40;10)">
            <text:p/>
          </table:table-cell>
          <table:table-cell office:value-type="float" office:value="162" calcext:value-type="float">
            <text:p>16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lowering_azalea_lea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64];&quot;deepslate&quot;;&quot;AAAAAAAAAAAAAAAAAAAAAAAAAAAAAAAAAAAAAAAAAAAAAAAAAAAAAAAAAAAA&quot;);40;10)">
            <text:p/>
          </table:table-cell>
          <table:table-cell office:value-type="float" office:value="163" calcext:value-type="float">
            <text:p>16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furna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65];&quot;deepslate&quot;;&quot;AAAAAAAAAAAAAAAAAAAAAAAAAAAAAAAAAAAAAAAAAAAAAAAAAAAAAAAAAAAA&quot;);40;10)">
            <text:p/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l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66];&quot;deepslate&quot;;&quot;AAAAAAAAAAAAAAAAAAAAAAAAAAAAAAAAAAAAAAAAAAAAAAAAAAAAAAAAAAAA&quot;);40;10)">
            <text:p/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lass_pa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67];&quot;deepslate&quot;;&quot;AAAAAAAAAAAAAAAAAAAAAAAAAAAAAAAAAAAAAAAAAAAAAAAAAAAAAAAAAAAA&quot;);40;10)">
            <text:p/>
          </table:table-cell>
          <table:table-cell office:value-type="float" office:value="166" calcext:value-type="float">
            <text:p>16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low_liche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68];&quot;deepslate&quot;;&quot;AAAAAAAAAAAAAAAAAAAAAAAAAAAAAAAAAAAAAAAAAAAAAAAAAAAAAAAAAAAA&quot;);40;10)">
            <text:p/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old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69];&quot;deepslate&quot;;&quot;AAAAAAAAAAAAAAAAAAAAAAAAAAAAAAAAAAAAAAAAAAAAAAAAAAAAAAAAAAAA&quot;);40;10)">
            <text:p/>
          </table:table-cell>
          <table:table-cell office:value-type="float" office:value="168" calcext:value-type="float">
            <text:p>16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old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70];&quot;deepslate&quot;;&quot;AAAAAAAAAAAAAAAAAAAAAAAAAAAAAAAAAAAAAAAAAAAAAAAAAAAAAAAAAAAA&quot;);40;10)">
            <text:p/>
          </table:table-cell>
          <table:table-cell office:value-type="float" office:value="169" calcext:value-type="float">
            <text:p>16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rani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71];&quot;deepslate&quot;;&quot;AAAAAAAAAAAAAAAAAAAAAAAAAAAAAAAAAAAAAAAAAAAAAAAAAAAAAAAAAAAA&quot;);40;10)">
            <text:p/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rass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72];&quot;deepslate&quot;;&quot;AAAAAAAAAAAAAAAAAAAAAAAAAAAAAAAAAAAAAAAAAAAAAAAAAAAAAAAAAAAA&quot;);40;10)">
            <text:p/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rave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73];&quot;deepslate&quot;;&quot;AAAAAAAAAAAAAAAAAAAAAAAAAAAAAAAAAAAAAAAAAAAAAAAAAAAAAAAAAAAA&quot;);40;10)">
            <text:p/>
          </table:table-cell>
          <table:table-cell office:value-type="float" office:value="172" calcext:value-type="float">
            <text:p>17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ray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74];&quot;deepslate&quot;;&quot;AAAAAAAAAAAAAAAAAAAAAAAAAAAAAAAAAAAAAAAAAAAAAAAAAAAAAAAAAAAA&quot;);40;10)">
            <text:p/>
          </table:table-cell>
          <table:table-cell office:value-type="float" office:value="173" calcext:value-type="float">
            <text:p>17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ray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75];&quot;deepslate&quot;;&quot;AAAAAAAAAAAAAAAAAAAAAAAAAAAAAAAAAAAAAAAAAAAAAAAAAAAAAAAAAAAA&quot;);40;10)">
            <text:p/>
          </table:table-cell>
          <table:table-cell office:value-type="float" office:value="174" calcext:value-type="float">
            <text:p>17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reen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76];&quot;deepslate&quot;;&quot;AAAAAAAAAAAAAAAAAAAAAAAAAAAAAAAAAAAAAAAAAAAAAAAAAAAAAAAAAAAA&quot;);40;10)">
            <text:p/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reen_carp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77];&quot;deepslate&quot;;&quot;AAAAAAAAAAAAAAAAAAAAAAAAAAAAAAAAAAAAAAAAAAAAAAAAAAAAAAAAAAAA&quot;);40;10)">
            <text:p/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grind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78];&quot;deepslate&quot;;&quot;AAAAAAAAAAAAAAAAAAAAAAAAAAAAAAAAAAAAAAAAAAAAAAAAAAAAAAAAAAAA&quot;);40;10)">
            <text:p/>
          </table:table-cell>
          <table:table-cell office:value-type="float" office:value="177" calcext:value-type="float">
            <text:p>17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anging_roo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79];&quot;deepslate&quot;;&quot;AAAAAAAAAAAAAAAAAAAAAAAAAAAAAAAAAAAAAAAAAAAAAAAAAAAAAAAAAAAA&quot;);40;10)">
            <text:p/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ay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80];&quot;deepslate&quot;;&quot;AAAAAAAAAAAAAAAAAAAAAAAAAAAAAAAAAAAAAAAAAAAAAAAAAAAAAAAAAAAA&quot;);40;10)">
            <text:p/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eavy_weighted_pressure_pl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81];&quot;deepslate&quot;;&quot;AAAAAAAAAAAAAAAAAAAAAAAAAAAAAAAAAAAAAAAAAAAAAAAAAAAAAAAAAAAA&quot;);40;10)">
            <text:p/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oney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82];&quot;deepslate&quot;;&quot;AAAAAAAAAAAAAAAAAAAAAAAAAAAAAAAAAAAAAAAAAAAAAAAAAAAAAAAAAAAA&quot;);40;10)">
            <text:p/>
          </table:table-cell>
          <table:table-cell office:value-type="float" office:value="181" calcext:value-type="float">
            <text:p>18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183];&quot;deepslate&quot;;&quot;AAAAAAAAAAAAAAAAAAAAAAAAAAAAAAAAAAAAAAAAAAAAAAAAAAAAAAAAAAAA&quot;);40;10)">
            <text:p/>
          </table:table-cell>
          <table:table-cell office:value-type="float" office:value="182" calcext:value-type="float">
            <text:p>18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orn_co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84];&quot;deepslate&quot;;&quot;AAAAAAAAAAAAAAAAAAAAAAAAAAAAAAAAAAAAAAAAAAAAAAAAAAAAAAAAAAAA&quot;);40;10)">
            <text:p/>
          </table:table-cell>
          <table:table-cell office:value-type="float" office:value="183" calcext:value-type="float">
            <text:p>18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orn_coral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85];&quot;deepslate&quot;;&quot;AAAAAAAAAAAAAAAAAAAAAAAAAAAAAAAAAAAAAAAAAAAAAAAAAAAAAAAAAAAA&quot;);40;10)">
            <text:p/>
          </table:table-cell>
          <table:table-cell office:value-type="float" office:value="184" calcext:value-type="float">
            <text:p>18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orn_cora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86];&quot;deepslate&quot;;&quot;AAAAAAAAAAAAAAAAAAAAAAAAAAAAAAAAAAAAAAAAAAAAAAAAAAAAAAAAAAAA&quot;);40;10)">
            <text:p/>
          </table:table-cell>
          <table:table-cell office:value-type="float" office:value="185" calcext:value-type="float">
            <text:p>18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horn_coral_wal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87];&quot;deepslate&quot;;&quot;AAAAAAAAAAAAAAAAAAAAAAAAAAAAAAAAAAAAAAAAAAAAAAAAAAAAAAAAAAAA&quot;);40;10)">
            <text:p/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infested_cracked_ston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88];&quot;deepslate&quot;;&quot;AAAAAAAAAAAAAAAAAAAAAAAAAAAAAAAAAAAAAAAAAAAAAAAAAAAAAAAAAAAA&quot;);40;10)">
            <text:p/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infested_mossy_ston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89];&quot;deepslate&quot;;&quot;AAAAAAAAAAAAAAAAAAAAAAAAAAAAAAAAAAAAAAAAAAAAAAAAAAAAAAAAAAAA&quot;);40;10)">
            <text:p/>
          </table:table-cell>
          <table:table-cell office:value-type="float" office:value="188" calcext:value-type="float">
            <text:p>18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infested_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190];&quot;deepslate&quot;;&quot;AAAAAAAAAAAAAAAAAAAAAAAAAAAAAAAAAAAAAAAAAAAAAAAAAAAAAAAAAAAA&quot;);40;10)">
            <text:p/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infested_ston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91];&quot;deepslate&quot;;&quot;AAAAAAAAAAAAAAAAAAAAAAAAAAAAAAAAAAAAAAAAAAAAAAAAAAAAAAAAAAAA&quot;);40;10)">
            <text:p/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iron_ba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92];&quot;deepslate&quot;;&quot;AAAAAAAAAAAAAAAAAAAAAAAAAAAAAAAAAAAAAAAAAAAAAAAAAAAAAAAAAAAA&quot;);40;10)">
            <text:p/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iron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93];&quot;deepslate&quot;;&quot;AAAAAAAAAAAAAAAAAAAAAAAAAAAAAAAAAAAAAAAAAAAAAAAAAAAAAAAAAAAA&quot;);40;10)">
            <text:p/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iron_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94];&quot;deepslate&quot;;&quot;AAAAAAAAAAAAAAAAAAAAAAAAAAAAAAAAAAAAAAAAAAAAAAAAAAAAAAAAAAAA&quot;);40;10)">
            <text:p/>
          </table:table-cell>
          <table:table-cell office:value-type="float" office:value="193" calcext:value-type="float">
            <text:p>19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iron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195];&quot;deepslate&quot;;&quot;AAAAAAAAAAAAAAAAAAAAAAAAAAAAAAAAAAAAAAAAAAAAAAAAAAAAAAAAAAAA&quot;);40;10)">
            <text:p/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butt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96];&quot;deepslate&quot;;&quot;AAAAAAAAAAAAAAAAAAAAAAAAAAAAAAAAAAAAAAAAAAAAAAAAAAAAAAAAAAAA&quot;);40;10)">
            <text:p/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97];&quot;deepslate&quot;;&quot;AAAAAAAAAAAAAAAAAAAAAAAAAAAAAAAAAAAAAAAAAAAAAAAAAAAAAAAAAAAA&quot;);40;10)">
            <text:p/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fe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198];&quot;deepslate&quot;;&quot;AAAAAAAAAAAAAAAAAAAAAAAAAAAAAAAAAAAAAAAAAAAAAAAAAAAAAAAAAAAA&quot;);40;10)">
            <text:p/>
          </table:table-cell>
          <table:table-cell office:value-type="float" office:value="197" calcext:value-type="float">
            <text:p>19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lea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199];&quot;deepslate&quot;;&quot;AAAAAAAAAAAAAAAAAAAAAAAAAAAAAAAAAAAAAAAAAAAAAAAAAAAAAAAAAAAA&quot;);40;10)">
            <text:p/>
          </table:table-cell>
          <table:table-cell office:value-type="float" office:value="198" calcext:value-type="float">
            <text:p>19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lo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00];&quot;deepslate&quot;;&quot;AAAAAAAAAAAAAAAAAAAAAAAAAAAAAAAAAAAAAAAAAAAAAAAAAAAAAAAAAAAA&quot;);40;10)">
            <text:p/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plan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01];&quot;deepslate&quot;;&quot;AAAAAAAAAAAAAAAAAAAAAAAAAAAAAAAAAAAAAAAAAAAAAAAAAAAAAAAAAAAA&quot;);40;10)">
            <text:p/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pressure_pl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02];&quot;deepslate&quot;;&quot;AAAAAAAAAAAAAAAAAAAAAAAAAAAAAAAAAAAAAAAAAAAAAAAAAAAAAAAAAAAA&quot;);40;10)">
            <text:p/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sapl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03];&quot;deepslate&quot;;&quot;AAAAAAAAAAAAAAAAAAAAAAAAAAAAAAAAAAAAAAAAAAAAAAAAAAAAAAAAAAAA&quot;);40;10)">
            <text:p/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04];&quot;deepslate&quot;;&quot;AAAAAAAAAAAAAAAAAAAAAAAAAAAAAAAAAAAAAAAAAAAAAAAAAAAAAAAAAAAA&quot;);40;10)">
            <text:p/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05];&quot;deepslate&quot;;&quot;AAAAAAAAAAAAAAAAAAAAAAAAAAAAAAAAAAAAAAAAAAAAAAAAAAAAAAAAAAAA&quot;);40;10)">
            <text:p/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06];&quot;deepslate&quot;;&quot;AAAAAAAAAAAAAAAAAAAAAAAAAAAAAAAAAAAAAAAAAAAAAAAAAAAAAAAAAAAA&quot;);40;10)">
            <text:p/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trap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07];&quot;deepslate&quot;;&quot;AAAAAAAAAAAAAAAAAAAAAAAAAAAAAAAAAAAAAAAAAAAAAAAAAAAAAAAAAAAA&quot;);40;10)">
            <text:p/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jungle_wall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08];&quot;deepslate&quot;;&quot;AAAAAAAAAAAAAAAAAAAAAAAAAAAAAAAAAAAAAAAAAAAAAAAAAAAAAAAAAAAA&quot;);40;10)">
            <text:p/>
          </table:table-cell>
          <table:table-cell office:value-type="float" office:value="207" calcext:value-type="float">
            <text:p>20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kelp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09];&quot;deepslate&quot;;&quot;AAAAAAAAAAAAAAAAAAAAAAAAAAAAAAAAAAAAAAAAAAAAAAAAAAAAAAAAAAAA&quot;);40;10)">
            <text:p/>
          </table:table-cell>
          <table:table-cell office:value-type="float" office:value="208" calcext:value-type="float">
            <text:p>20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kelp_pla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10];&quot;deepslate&quot;;&quot;AAAAAAAAAAAAAAAAAAAAAAAAAAAAAAAAAAAAAAAAAAAAAAAAAAAAAAAAAAAA&quot;);40;10)">
            <text:p/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add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11];&quot;deepslate&quot;;&quot;AAAAAAAAAAAAAAAAAAAAAAAAAAAAAAAAAAAAAAAAAAAAAAAAAAAAAAAAAAAA&quot;);40;10)">
            <text:p/>
          </table:table-cell>
          <table:table-cell office:value-type="float" office:value="210" calcext:value-type="float">
            <text:p>21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apis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212];&quot;deepslate&quot;;&quot;AAAAAAAAAAAAAAAAAAAAAAAAAAAAAAAAAAAAAAAAAAAAAAAAAAAAAAAAAAAA&quot;);40;10)">
            <text:p/>
          </table:table-cell>
          <table:table-cell office:value-type="float" office:value="211" calcext:value-type="float">
            <text:p>21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arge_amethyst_bu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213];&quot;deepslate&quot;;&quot;AAAAAAAAAAAAAAAAAAAAAAAAAAAAAAAAAAAAAAAAAAAAAAAAAAAAAAAAAAAA&quot;);40;10)">
            <text:p/>
          </table:table-cell>
          <table:table-cell office:value-type="float" office:value="212" calcext:value-type="float">
            <text:p>21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av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214];&quot;deepslate&quot;;&quot;AAAAAAAAAAAAAAAAAAAAAAAAAAAAAAAAAAAAAAAAAAAAAAAAAAAAAAAAAAAA&quot;);40;10)">
            <text:p/>
          </table:table-cell>
          <table:table-cell office:value-type="float" office:value="213" calcext:value-type="float">
            <text:p>21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eaf_litt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15];&quot;deepslate&quot;;&quot;AAAAAAAAAAAAAAAAAAAAAAAAAAAAAAAAAAAAAAAAAAAAAAAAAAAAAAAAAAAA&quot;);40;10)">
            <text:p/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ecter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16];&quot;deepslate&quot;;&quot;AAAAAAAAAAAAAAAAAAAAAAAAAAAAAAAAAAAAAAAAAAAAAAAAAAAAAAAAAAAA&quot;);40;10)">
            <text:p/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ev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17];&quot;deepslate&quot;;&quot;AAAAAAAAAAAAAAAAAAAAAAAAAAAAAAAAAAAAAAAAAAAAAAAAAAAAAAAAAAAA&quot;);40;10)">
            <text:p/>
          </table:table-cell>
          <table:table-cell office:value-type="float" office:value="216" calcext:value-type="float">
            <text:p>21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ght_blue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18];&quot;deepslate&quot;;&quot;AAAAAAAAAAAAAAAAAAAAAAAAAAAAAAAAAAAAAAAAAAAAAAAAAAAAAAAAAAAA&quot;);40;10)">
            <text:p/>
          </table:table-cell>
          <table:table-cell office:value-type="float" office:value="217" calcext:value-type="float">
            <text:p>21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ght_blue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19];&quot;deepslate&quot;;&quot;AAAAAAAAAAAAAAAAAAAAAAAAAAAAAAAAAAAAAAAAAAAAAAAAAAAAAAAAAAAA&quot;);40;10)">
            <text:p/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ght_gray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20];&quot;deepslate&quot;;&quot;AAAAAAAAAAAAAAAAAAAAAAAAAAAAAAAAAAAAAAAAAAAAAAAAAAAAAAAAAAAA&quot;);40;10)">
            <text:p/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ght_gray_glazed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21];&quot;deepslate&quot;;&quot;AAAAAAAAAAAAAAAAAAAAAAAAAAAAAAAAAAAAAAAAAAAAAAAAAAAAAAAAAAAA&quot;);40;10)">
            <text:p/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ght_gray_stained_gl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22];&quot;deepslate&quot;;&quot;AAAAAAAAAAAAAAAAAAAAAAAAAAAAAAAAAAAAAAAAAAAAAAAAAAAAAAAAAAAA&quot;);40;10)">
            <text:p/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ght_gray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23];&quot;deepslate&quot;;&quot;AAAAAAAAAAAAAAAAAAAAAAAAAAAAAAAAAAAAAAAAAAAAAAAAAAAAAAAAAAAA&quot;);40;10)">
            <text:p/>
          </table:table-cell>
          <table:table-cell office:value-type="float" office:value="222" calcext:value-type="float">
            <text:p>22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ly_of_the_valle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24];&quot;deepslate&quot;;&quot;AAAAAAAAAAAAAAAAAAAAAAAAAAAAAAAAAAAAAAAAAAAAAAAAAAAAAAAAAAAA&quot;);40;10)">
            <text:p/>
          </table:table-cell>
          <table:table-cell office:value-type="float" office:value="223" calcext:value-type="float">
            <text:p>22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ly_pa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25];&quot;deepslate&quot;;&quot;AAAAAAAAAAAAAAAAAAAAAAAAAAAAAAAAAAAAAAAAAAAAAAAAAAAAAAAAAAAA&quot;);40;10)">
            <text:p/>
          </table:table-cell>
          <table:table-cell office:value-type="float" office:value="224" calcext:value-type="float">
            <text:p>22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me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26];&quot;deepslate&quot;;&quot;AAAAAAAAAAAAAAAAAAAAAAAAAAAAAAAAAAAAAAAAAAAAAAAAAAAAAAAAAAAA&quot;);40;10)">
            <text:p/>
          </table:table-cell>
          <table:table-cell office:value-type="float" office:value="225" calcext:value-type="float">
            <text:p>22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ime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27];&quot;deepslate&quot;;&quot;AAAAAAAAAAAAAAAAAAAAAAAAAAAAAAAAAAAAAAAAAAAAAAAAAAAAAAAAAAAA&quot;);40;10)">
            <text:p/>
          </table:table-cell>
          <table:table-cell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loo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28];&quot;deepslate&quot;;&quot;AAAAAAAAAAAAAAAAAAAAAAAAAAAAAAAAAAAAAAAAAAAAAAAAAAAAAAAAAAAA&quot;);40;10)">
            <text:p/>
          </table:table-cell>
          <table:table-cell office:value-type="float" office:value="227" calcext:value-type="float">
            <text:p>22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agenta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29];&quot;deepslate&quot;;&quot;AAAAAAAAAAAAAAAAAAAAAAAAAAAAAAAAAAAAAAAAAAAAAAAAAAAAAAAAAAAA&quot;);40;10)">
            <text:p/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agma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30];&quot;deepslate&quot;;&quot;AAAAAAAAAAAAAAAAAAAAAAAAAAAAAAAAAAAAAAAAAAAAAAAAAAAAAAAAAAAA&quot;);40;10)">
            <text:p/>
          </table:table-cell>
          <table:table-cell office:value-type="float" office:value="229" calcext:value-type="float">
            <text:p>22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angrove_lea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31];&quot;deepslate&quot;;&quot;AAAAAAAAAAAAAAAAAAAAAAAAAAAAAAAAAAAAAAAAAAAAAAAAAAAAAAAAAAAA&quot;);40;10)">
            <text:p/>
          </table:table-cell>
          <table:table-cell office:value-type="float" office:value="230" calcext:value-type="float">
            <text:p>23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angrove_lo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32];&quot;deepslate&quot;;&quot;AAAAAAAAAAAAAAAAAAAAAAAAAAAAAAAAAAAAAAAAAAAAAAAAAAAAAAAAAAAA&quot;);40;10)">
            <text:p/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angrove_plan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33];&quot;deepslate&quot;;&quot;AAAAAAAAAAAAAAAAAAAAAAAAAAAAAAAAAAAAAAAAAAAAAAAAAAAAAAAAAAAA&quot;);40;10)">
            <text:p/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angrove_propagu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34];&quot;deepslate&quot;;&quot;AAAAAAAAAAAAAAAAAAAAAAAAAAAAAAAAAAAAAAAAAAAAAAAAAAAAAAAAAAAA&quot;);40;10)">
            <text:p/>
          </table:table-cell>
          <table:table-cell office:value-type="float" office:value="233" calcext:value-type="float">
            <text:p>23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angrove_roo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35];&quot;deepslate&quot;;&quot;AAAAAAAAAAAAAAAAAAAAAAAAAAAAAAAAAAAAAAAAAAAAAAAAAAAAAAAAAAAA&quot;);40;10)">
            <text:p/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angrove_woo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36];&quot;deepslate&quot;;&quot;AAAAAAAAAAAAAAAAAAAAAAAAAAAAAAAAAAAAAAAAAAAAAAAAAAAAAAAAAAAA&quot;);40;10)">
            <text:p/>
          </table:table-cell>
          <table:table-cell office:value-type="float" office:value="235" calcext:value-type="float">
            <text:p>23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edium_amethyst_bu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237];&quot;deepslate&quot;;&quot;AAAAAAAAAAAAAAAAAAAAAAAAAAAAAAAAAAAAAAAAAAAAAAAAAAAAAAAAAAAA&quot;);40;10)">
            <text:p/>
          </table:table-cell>
          <table:table-cell office:value-type="float" office:value="236" calcext:value-type="float">
            <text:p>23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el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38];&quot;deepslate&quot;;&quot;AAAAAAAAAAAAAAAAAAAAAAAAAAAAAAAAAAAAAAAAAAAAAAAAAAAAAAAAAAAA&quot;);40;10)">
            <text:p/>
          </table:table-cell>
          <table:table-cell office:value-type="float" office:value="237" calcext:value-type="float">
            <text:p>23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elon_ste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39];&quot;deepslate&quot;;&quot;AAAAAAAAAAAAAAAAAAAAAAAAAAAAAAAAAAAAAAAAAAAAAAAAAAAAAAAAAAAA&quot;);40;10)">
            <text:p/>
          </table:table-cell>
          <table:table-cell office:value-type="float" office:value="238" calcext:value-type="float">
            <text:p>23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oss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40];&quot;deepslate&quot;;&quot;AAAAAAAAAAAAAAAAAAAAAAAAAAAAAAAAAAAAAAAAAAAAAAAAAAAAAAAAAAAA&quot;);40;10)">
            <text:p/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oss_carp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41];&quot;deepslate&quot;;&quot;AAAAAAAAAAAAAAAAAAAAAAAAAAAAAAAAAAAAAAAAAAAAAAAAAAAAAAAAAAAA&quot;);40;10)">
            <text:p/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ossy_cobble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42];&quot;deepslate&quot;;&quot;AAAAAAAAAAAAAAAAAAAAAAAAAAAAAAAAAAAAAAAAAAAAAAAAAAAAAAAAAAAA&quot;);40;10)">
            <text:p/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ossy_stone_brick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43];&quot;deepslate&quot;;&quot;AAAAAAAAAAAAAAAAAAAAAAAAAAAAAAAAAAAAAAAAAAAAAAAAAAAAAAAAAAAA&quot;);40;10)">
            <text:p/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ossy_stone_brick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44];&quot;deepslate&quot;;&quot;AAAAAAAAAAAAAAAAAAAAAAAAAAAAAAAAAAAAAAAAAAAAAAAAAAAAAAAAAAAA&quot;);40;10)">
            <text:p/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ossy_ston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45];&quot;deepslate&quot;;&quot;AAAAAAAAAAAAAAAAAAAAAAAAAAAAAAAAAAAAAAAAAAAAAAAAAAAAAAAAAAAA&quot;);40;10)">
            <text:p/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oving_pist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46];&quot;deepslate&quot;;&quot;AAAAAAAAAAAAAAAAAAAAAAAAAAAAAAAAAAAAAAAAAAAAAAAAAAAAAAAAAAAA&quot;);40;10)">
            <text:p/>
          </table:table-cell>
          <table:table-cell office:value-type="float" office:value="245" calcext:value-type="float">
            <text:p>24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u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47];&quot;deepslate&quot;;&quot;AAAAAAAAAAAAAAAAAAAAAAAAAAAAAAAAAAAAAAAAAAAAAAAAAAAAAAAAAAAA&quot;);40;10)">
            <text:p/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ud_brick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48];&quot;deepslate&quot;;&quot;AAAAAAAAAAAAAAAAAAAAAAAAAAAAAAAAAAAAAAAAAAAAAAAAAAAAAAAAAAAA&quot;);40;10)">
            <text:p/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ud_brick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49];&quot;deepslate&quot;;&quot;AAAAAAAAAAAAAAAAAAAAAAAAAAAAAAAAAAAAAAAAAAAAAAAAAAAAAAAAAAAA&quot;);40;10)">
            <text:p/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ud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50];&quot;deepslate&quot;;&quot;AAAAAAAAAAAAAAAAAAAAAAAAAAAAAAAAAAAAAAAAAAAAAAAAAAAAAAAAAAAA&quot;);40;10)">
            <text:p/>
          </table:table-cell>
          <table:table-cell office:value-type="float" office:value="249" calcext:value-type="float">
            <text:p>24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uddy_mangrove_roo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51];&quot;deepslate&quot;;&quot;AAAAAAAAAAAAAAAAAAAAAAAAAAAAAAAAAAAAAAAAAAAAAAAAAAAAAAAAAAAA&quot;);40;10)">
            <text:p/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ushroom_ste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52];&quot;deepslate&quot;;&quot;AAAAAAAAAAAAAAAAAAAAAAAAAAAAAAAAAAAAAAAAAAAAAAAAAAAAAAAAAAAA&quot;);40;10)">
            <text:p/>
          </table:table-cell>
          <table:table-cell office:value-type="float" office:value="251" calcext:value-type="float">
            <text:p>25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myceliu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53];&quot;deepslate&quot;;&quot;AAAAAAAAAAAAAAAAAAAAAAAAAAAAAAAAAAAAAAAAAAAAAAAAAAAAAAAAAAAA&quot;);40;10)">
            <text:p/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nether_port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54];&quot;deepslate&quot;;&quot;AAAAAAAAAAAAAAAAAAAAAAAAAAAAAAAAAAAAAAAAAAAAAAAAAAAAAAAAAAAA&quot;);40;10)">
            <text:p/>
          </table:table-cell>
          <table:table-cell office:value-type="float" office:value="253" calcext:value-type="float">
            <text:p>25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nether_war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55];&quot;deepslate&quot;;&quot;AAAAAAAAAAAAAAAAAAAAAAAAAAAAAAAAAAAAAAAAAAAAAAAAAAAAAAAAAAAA&quot;);40;10)">
            <text:p/>
          </table:table-cell>
          <table:table-cell office:value-type="float" office:value="254" calcext:value-type="float">
            <text:p>25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netherra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56];&quot;deepslate&quot;;&quot;AAAAAAAAAAAAAAAAAAAAAAAAAAAAAAAAAAAAAAAAAAAAAAAAAAAAAAAAAAAA&quot;);40;10)">
            <text:p/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butt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57];&quot;deepslate&quot;;&quot;AAAAAAAAAAAAAAAAAAAAAAAAAAAAAAAAAAAAAAAAAAAAAAAAAAAAAAAAAAAA&quot;);40;10)">
            <text:p/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58];&quot;deepslate&quot;;&quot;AAAAAAAAAAAAAAAAAAAAAAAAAAAAAAAAAAAAAAAAAAAAAAAAAAAAAAAAAAAA&quot;);40;10)">
            <text:p/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fe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59];&quot;deepslate&quot;;&quot;AAAAAAAAAAAAAAAAAAAAAAAAAAAAAAAAAAAAAAAAAAAAAAAAAAAAAAAAAAAA&quot;);40;10)">
            <text:p/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fence_g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60];&quot;deepslate&quot;;&quot;AAAAAAAAAAAAAAAAAAAAAAAAAAAAAAAAAAAAAAAAAAAAAAAAAAAAAAAAAAAA&quot;);40;10)">
            <text:p/>
          </table:table-cell>
          <table:table-cell office:value-type="float" office:value="259" calcext:value-type="float">
            <text:p>25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lea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61];&quot;deepslate&quot;;&quot;AAAAAAAAAAAAAAAAAAAAAAAAAAAAAAAAAAAAAAAAAAAAAAAAAAAAAAAAAAAA&quot;);40;10)">
            <text:p/>
          </table:table-cell>
          <table:table-cell office:value-type="float" office:value="260" calcext:value-type="float">
            <text:p>26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lo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62];&quot;deepslate&quot;;&quot;AAAAAAAAAAAAAAAAAAAAAAAAAAAAAAAAAAAAAAAAAAAAAAAAAAAAAAAAAAAA&quot;);40;10)">
            <text:p/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plan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63];&quot;deepslate&quot;;&quot;AAAAAAAAAAAAAAAAAAAAAAAAAAAAAAAAAAAAAAAAAAAAAAAAAAAAAAAAAAAA&quot;);40;10)">
            <text:p/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pressure_pl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64];&quot;deepslate&quot;;&quot;AAAAAAAAAAAAAAAAAAAAAAAAAAAAAAAAAAAAAAAAAAAAAAAAAAAAAAAAAAAA&quot;);40;10)">
            <text:p/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65];&quot;deepslate&quot;;&quot;AAAAAAAAAAAAAAAAAAAAAAAAAAAAAAAAAAAAAAAAAAAAAAAAAAAAAAAAAAAA&quot;);40;10)">
            <text:p/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66];&quot;deepslate&quot;;&quot;AAAAAAAAAAAAAAAAAAAAAAAAAAAAAAAAAAAAAAAAAAAAAAAAAAAAAAAAAAAA&quot;);40;10)">
            <text:p/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67];&quot;deepslate&quot;;&quot;AAAAAAAAAAAAAAAAAAAAAAAAAAAAAAAAAAAAAAAAAAAAAAAAAAAAAAAAAAAA&quot;);40;10)">
            <text:p/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ak_trap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68];&quot;deepslate&quot;;&quot;AAAAAAAAAAAAAAAAAAAAAAAAAAAAAAAAAAAAAAAAAAAAAAAAAAAAAAAAAAAA&quot;);40;10)">
            <text:p/>
          </table:table-cell>
          <table:table-cell office:value-type="float" office:value="267" calcext:value-type="float">
            <text:p>26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bserv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69];&quot;deepslate&quot;;&quot;AAAAAAAAAAAAAAAAAAAAAAAAAAAAAAAAAAAAAAAAAAAAAAAAAAAAAAAAAAAA&quot;);40;10)">
            <text:p/>
          </table:table-cell>
          <table:table-cell office:value-type="float" office:value="268" calcext:value-type="float">
            <text:p>26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bsidi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270];&quot;deepslate&quot;;&quot;AAAAAAAAAAAAAAAAAAAAAAAAAAAAAAAAAAAAAAAAAAAAAAAAAAAAAAAAAAAA&quot;);40;10)">
            <text:p/>
          </table:table-cell>
          <table:table-cell office:value-type="float" office:value="269" calcext:value-type="float">
            <text:p>26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range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71];&quot;deepslate&quot;;&quot;AAAAAAAAAAAAAAAAAAAAAAAAAAAAAAAAAAAAAAAAAAAAAAAAAAAAAAAAAAAA&quot;);40;10)">
            <text:p/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range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72];&quot;deepslate&quot;;&quot;AAAAAAAAAAAAAAAAAAAAAAAAAAAAAAAAAAAAAAAAAAAAAAAAAAAAAAAAAAAA&quot;);40;10)">
            <text:p/>
          </table:table-cell>
          <table:table-cell office:value-type="float" office:value="271" calcext:value-type="float">
            <text:p>27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xeye_dais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73];&quot;deepslate&quot;;&quot;AAAAAAAAAAAAAAAAAAAAAAAAAAAAAAAAAAAAAAAAAAAAAAAAAAAAAAAAAAAA&quot;);40;10)">
            <text:p/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xidized_c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74];&quot;deepslate&quot;;&quot;AAAAAAAAAAAAAAAAAAAAAAAAAAAAAAAAAAAAAAAAAAAAAAAAAAAAAAAAAAAA&quot;);40;10)">
            <text:p/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xidized_copper_trap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75];&quot;deepslate&quot;;&quot;AAAAAAAAAAAAAAAAAAAAAAAAAAAAAAAAAAAAAAAAAAAAAAAAAAAAAAAAAAAA&quot;);40;10)">
            <text:p/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oxidized_cut_c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76];&quot;deepslate&quot;;&quot;AAAAAAAAAAAAAAAAAAAAAAAAAAAAAAAAAAAAAAAAAAAAAAAAAAAAAAAAAAAA&quot;);40;10)">
            <text:p/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acked_i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77];&quot;deepslate&quot;;&quot;AAAAAAAAAAAAAAAAAAAAAAAAAAAAAAAAAAAAAAAAAAAAAAAAAAAAAAAAAAAA&quot;);40;10)">
            <text:p/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acked_mu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78];&quot;deepslate&quot;;&quot;AAAAAAAAAAAAAAAAAAAAAAAAAAAAAAAAAAAAAAAAAAAAAAAAAAAAAAAAAAAA&quot;);40;10)">
            <text:p/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eon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79];&quot;deepslate&quot;;&quot;AAAAAAAAAAAAAAAAAAAAAAAAAAAAAAAAAAAAAAAAAAAAAAAAAAAAAAAAAAAA&quot;);40;10)">
            <text:p/>
          </table:table-cell>
          <table:table-cell office:value-type="float" office:value="278" calcext:value-type="float">
            <text:p>27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ist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80];&quot;deepslate&quot;;&quot;AAAAAAAAAAAAAAAAAAAAAAAAAAAAAAAAAAAAAAAAAAAAAAAAAAAAAAAAAAAA&quot;);40;10)">
            <text:p/>
          </table:table-cell>
          <table:table-cell office:value-type="float" office:value="279" calcext:value-type="float">
            <text:p>27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iston_hea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281];&quot;deepslate&quot;;&quot;AAAAAAAAAAAAAAAAAAAAAAAAAAAAAAAAAAAAAAAAAAAAAAAAAAAAAAAAAAAA&quot;);40;10)">
            <text:p/>
          </table:table-cell>
          <table:table-cell office:value-type="float" office:value="280" calcext:value-type="float">
            <text:p>28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dzo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82];&quot;deepslate&quot;;&quot;AAAAAAAAAAAAAAAAAAAAAAAAAAAAAAAAAAAAAAAAAAAAAAAAAAAAAAAAAAAA&quot;);40;10)">
            <text:p/>
          </table:table-cell>
          <table:table-cell office:value-type="float" office:value="281" calcext:value-type="float">
            <text:p>28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inted_drip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283];&quot;deepslate&quot;;&quot;AAAAAAAAAAAAAAAAAAAAAAAAAAAAAAAAAAAAAAAAAAAAAAAAAAAAAAAAAAAA&quot;);40;10)">
            <text:p/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andesi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84];&quot;deepslate&quot;;&quot;AAAAAAAAAAAAAAAAAAAAAAAAAAAAAAAAAAAAAAAAAAAAAAAAAAAAAAAAAAAA&quot;);40;10)">
            <text:p/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andesit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85];&quot;deepslate&quot;;&quot;AAAAAAAAAAAAAAAAAAAAAAAAAAAAAAAAAAAAAAAAAAAAAAAAAAAAAAAAAAAA&quot;);40;10)">
            <text:p/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andesite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86];&quot;deepslate&quot;;&quot;AAAAAAAAAAAAAAAAAAAAAAAAAAAAAAAAAAAAAAAAAAAAAAAAAAAAAAAAAAAA&quot;);40;10)">
            <text:p/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diori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87];&quot;deepslate&quot;;&quot;AAAAAAAAAAAAAAAAAAAAAAAAAAAAAAAAAAAAAAAAAAAAAAAAAAAAAAAAAAAA&quot;);40;10)">
            <text:p/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diorit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88];&quot;deepslate&quot;;&quot;AAAAAAAAAAAAAAAAAAAAAAAAAAAAAAAAAAAAAAAAAAAAAAAAAAAAAAAAAAAA&quot;);40;10)">
            <text:p/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diorite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89];&quot;deepslate&quot;;&quot;AAAAAAAAAAAAAAAAAAAAAAAAAAAAAAAAAAAAAAAAAAAAAAAAAAAAAAAAAAAA&quot;);40;10)">
            <text:p/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grani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90];&quot;deepslate&quot;;&quot;AAAAAAAAAAAAAAAAAAAAAAAAAAAAAAAAAAAAAAAAAAAAAAAAAAAAAAAAAAAA&quot;);40;10)">
            <text:p/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tuf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91];&quot;deepslate&quot;;&quot;AAAAAAAAAAAAAAAAAAAAAAAAAAAAAAAAAAAAAAAAAAAAAAAAAAAAAAAAAAAA&quot;);40;10)">
            <text:p/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lished_tuff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92];&quot;deepslate&quot;;&quot;AAAAAAAAAAAAAAAAAAAAAAAAAAAAAAAAAAAAAAAAAAAAAAAAAAAAAAAAAAAA&quot;);40;10)">
            <text:p/>
          </table:table-cell>
          <table:table-cell office:value-type="float" office:value="291" calcext:value-type="float">
            <text:p>29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pp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93];&quot;deepslate&quot;;&quot;AAAAAAAAAAAAAAAAAAAAAAAAAAAAAAAAAAAAAAAAAAAAAAAAAAAAAAAAAAAA&quot;);40;10)">
            <text:p/>
          </table:table-cell>
          <table:table-cell office:value-type="float" office:value="292" calcext:value-type="float">
            <text:p>29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tato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94];&quot;deepslate&quot;;&quot;AAAAAAAAAAAAAAAAAAAAAAAAAAAAAAAAAAAAAAAAAAAAAAAAAAAAAAAAAAAA&quot;);40;10)">
            <text:p/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tted_cactu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95];&quot;deepslate&quot;;&quot;AAAAAAAAAAAAAAAAAAAAAAAAAAAAAAAAAAAAAAAAAAAAAAAAAAAAAAAAAAAA&quot;);40;10)">
            <text:p/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tted_dead_bus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296];&quot;deepslate&quot;;&quot;AAAAAAAAAAAAAAAAAAAAAAAAAAAAAAAAAAAAAAAAAAAAAAAAAAAAAAAAAAAA&quot;);40;10)">
            <text:p/>
          </table:table-cell>
          <table:table-cell office:value-type="float" office:value="295" calcext:value-type="float">
            <text:p>29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owder_sno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97];&quot;deepslate&quot;;&quot;AAAAAAAAAAAAAAAAAAAAAAAAAAAAAAAAAAAAAAAAAAAAAAAAAAAAAAAAAAAA&quot;);40;10)">
            <text:p/>
          </table:table-cell>
          <table:table-cell office:value-type="float" office:value="296" calcext:value-type="float">
            <text:p>29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rismari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298];&quot;deepslate&quot;;&quot;AAAAAAAAAAAAAAAAAAAAAAAAAAAAAAAAAAAAAAAAAAAAAAAAAAAAAAAAAAAA&quot;);40;10)">
            <text:p/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rismarin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299];&quot;deepslate&quot;;&quot;AAAAAAAAAAAAAAAAAAAAAAAAAAAAAAAAAAAAAAAAAAAAAAAAAAAAAAAAAAAA&quot;);40;10)">
            <text:p/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umpki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00];&quot;deepslate&quot;;&quot;AAAAAAAAAAAAAAAAAAAAAAAAAAAAAAAAAAAAAAAAAAAAAAAAAAAAAAAAAAAA&quot;);40;10)">
            <text:p/>
          </table:table-cell>
          <table:table-cell office:value-type="float" office:value="299" calcext:value-type="float">
            <text:p>29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purple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01];&quot;deepslate&quot;;&quot;AAAAAAAAAAAAAAAAAAAAAAAAAAAAAAAAAAAAAAAAAAAAAAAAAAAAAAAAAAAA&quot;);40;10)">
            <text:p/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ai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02];&quot;deepslate&quot;;&quot;AAAAAAAAAAAAAAAAAAAAAAAAAAAAAAAAAAAAAAAAAAAAAAAAAAAAAAAAAAAA&quot;);40;10)">
            <text:p/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aw_copper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03];&quot;deepslate&quot;;&quot;AAAAAAAAAAAAAAAAAAAAAAAAAAAAAAAAAAAAAAAAAAAAAAAAAAAAAAAAAAAA&quot;);40;10)">
            <text:p/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aw_iron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04];&quot;deepslate&quot;;&quot;AAAAAAAAAAAAAAAAAAAAAAAAAAAAAAAAAAAAAAAAAAAAAAAAAAAAAAAAAAAA&quot;);40;10)">
            <text:p/>
          </table:table-cell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05];&quot;deepslate&quot;;&quot;AAAAAAAAAAAAAAAAAAAAAAAAAAAAAAAAAAAAAAAAAAAAAAAAAAAAAAAAAAAA&quot;);40;10)">
            <text:p/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cand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06];&quot;deepslate&quot;;&quot;AAAAAAAAAAAAAAAAAAAAAAAAAAAAAAAAAAAAAAAAAAAAAAAAAAAAAAAAAAAA&quot;);40;10)">
            <text:p/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concre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07];&quot;deepslate&quot;;&quot;AAAAAAAAAAAAAAAAAAAAAAAAAAAAAAAAAAAAAAAAAAAAAAAAAAAAAAAAAAAA&quot;);40;10)">
            <text:p/>
          </table:table-cell>
          <table:table-cell office:value-type="float" office:value="306" calcext:value-type="float">
            <text:p>30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glazed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08];&quot;deepslate&quot;;&quot;AAAAAAAAAAAAAAAAAAAAAAAAAAAAAAAAAAAAAAAAAAAAAAAAAAAAAAAAAAAA&quot;);40;10)">
            <text:p/>
          </table:table-cell>
          <table:table-cell office:value-type="float" office:value="307" calcext:value-type="float">
            <text:p>30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mushroo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09];&quot;deepslate&quot;;&quot;AAAAAAAAAAAAAAAAAAAAAAAAAAAAAAAAAAAAAAAAAAAAAAAAAAAAAAAAAAAA&quot;);40;10)">
            <text:p/>
          </table:table-cell>
          <table:table-cell office:value-type="float" office:value="308" calcext:value-type="float">
            <text:p>30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mushroom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10];&quot;deepslate&quot;;&quot;AAAAAAAAAAAAAAAAAAAAAAAAAAAAAAAAAAAAAAAAAAAAAAAAAAAAAAAAAAAA&quot;);40;10)">
            <text:p/>
          </table:table-cell>
          <table:table-cell office:value-type="float" office:value="309" calcext:value-type="float">
            <text:p>30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s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11];&quot;deepslate&quot;;&quot;AAAAAAAAAAAAAAAAAAAAAAAAAAAAAAAAAAAAAAAAAAAAAAAAAAAAAAAAAAAA&quot;);40;10)">
            <text:p/>
          </table:table-cell>
          <table:table-cell office:value-type="float" office:value="310" calcext:value-type="float">
            <text:p>31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sand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12];&quot;deepslate&quot;;&quot;AAAAAAAAAAAAAAAAAAAAAAAAAAAAAAAAAAAAAAAAAAAAAAAAAAAAAAAAAAAA&quot;);40;10)">
            <text:p/>
          </table:table-cell>
          <table:table-cell office:value-type="float" office:value="311" calcext:value-type="float">
            <text:p>31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13];&quot;deepslate&quot;;&quot;AAAAAAAAAAAAAAAAAAAAAAAAAAAAAAAAAAAAAAAAAAAAAAAAAAAAAAAAAAAA&quot;);40;10)">
            <text:p/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stone_lamp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14];&quot;deepslate&quot;;&quot;AAAAAAAAAAAAAAAAAAAAAAAAAAAAAAAAAAAAAAAAAAAAAAAAAAAAAAAAAAAA&quot;);40;10)">
            <text:p/>
          </table:table-cell>
          <table:table-cell office:value-type="float" office:value="313" calcext:value-type="float">
            <text:p>31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stone_o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315];&quot;deepslate&quot;;&quot;AAAAAAAAAAAAAAAAAAAAAAAAAAAAAAAAAAAAAAAAAAAAAAAAAAAAAAAAAAAA&quot;);40;10)">
            <text:p/>
          </table:table-cell>
          <table:table-cell office:value-type="float" office:value="314" calcext:value-type="float">
            <text:p>31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stone_wall_torc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316];&quot;deepslate&quot;;&quot;AAAAAAAAAAAAAAAAAAAAAAAAAAAAAAAAAAAAAAAAAAAAAAAAAAAAAAAAAAAA&quot;);40;10)">
            <text:p/>
          </table:table-cell>
          <table:table-cell office:value-type="float" office:value="315" calcext:value-type="float">
            <text:p>31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dstone_wi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17];&quot;deepslate&quot;;&quot;AAAAAAAAAAAAAAAAAAAAAAAAAAAAAAAAAAAAAAAAAAAAAAAAAAAAAAAAAAAA&quot;);40;10)">
            <text:p/>
          </table:table-cell>
          <table:table-cell office:value-type="float" office:value="316" calcext:value-type="float">
            <text:p>31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epeat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18];&quot;deepslate&quot;;&quot;AAAAAAAAAAAAAAAAAAAAAAAAAAAAAAAAAAAAAAAAAAAAAAAAAAAAAAAAAAAA&quot;);40;10)">
            <text:p/>
          </table:table-cell>
          <table:table-cell office:value-type="float" office:value="317" calcext:value-type="float">
            <text:p>31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ooted_dir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19];&quot;deepslate&quot;;&quot;AAAAAAAAAAAAAAAAAAAAAAAAAAAAAAAAAAAAAAAAAAAAAAAAAAAAAAAAAAAA&quot;);40;10)">
            <text:p/>
          </table:table-cell>
          <table:table-cell office:value-type="float" office:value="318" calcext:value-type="float">
            <text:p>31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rose_bus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20];&quot;deepslate&quot;;&quot;AAAAAAAAAAAAAAAAAAAAAAAAAAAAAAAAAAAAAAAAAAAAAAAAAAAAAAAAAAAA&quot;);40;10)">
            <text:p/>
          </table:table-cell>
          <table:table-cell office:value-type="float" office:value="319" calcext:value-type="float">
            <text:p>31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21];&quot;deepslate&quot;;&quot;AAAAAAAAAAAAAAAAAAAAAAAAAAAAAAAAAAAAAAAAAAAAAAAAAAAAAAAAAAAA&quot;);40;10)">
            <text:p/>
          </table:table-cell>
          <table:table-cell office:value-type="float" office:value="320" calcext:value-type="float">
            <text:p>32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and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22];&quot;deepslate&quot;;&quot;AAAAAAAAAAAAAAAAAAAAAAAAAAAAAAAAAAAAAAAAAAAAAAAAAAAAAAAAAAAA&quot;);40;10)">
            <text:p/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andston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23];&quot;deepslate&quot;;&quot;AAAAAAAAAAAAAAAAAAAAAAAAAAAAAAAAAAAAAAAAAAAAAAAAAAAAAAAAAAAA&quot;);40;10)">
            <text:p/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andstone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24];&quot;deepslate&quot;;&quot;AAAAAAAAAAAAAAAAAAAAAAAAAAAAAAAAAAAAAAAAAAAAAAAAAAAAAAAAAAAA&quot;);40;10)">
            <text:p/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andstone_wal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25];&quot;deepslate&quot;;&quot;AAAAAAAAAAAAAAAAAAAAAAAAAAAAAAAAAAAAAAAAAAAAAAAAAAAAAAAAAAAA&quot;);40;10)">
            <text:p/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caffold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26];&quot;deepslate&quot;;&quot;AAAAAAAAAAAAAAAAAAAAAAAAAAAAAAAAAAAAAAAAAAAAAAAAAAAAAAAAAAAA&quot;);40;10)">
            <text:p/>
          </table:table-cell>
          <table:table-cell office:value-type="float" office:value="325" calcext:value-type="float">
            <text:p>32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ea_lanter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27];&quot;deepslate&quot;;&quot;AAAAAAAAAAAAAAAAAAAAAAAAAAAAAAAAAAAAAAAAAAAAAAAAAAAAAAAAAAAA&quot;);40;10)">
            <text:p/>
          </table:table-cell>
          <table:table-cell office:value-type="float" office:value="326" calcext:value-type="float">
            <text:p>32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ea_pick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28];&quot;deepslate&quot;;&quot;AAAAAAAAAAAAAAAAAAAAAAAAAAAAAAAAAAAAAAAAAAAAAAAAAAAAAAAAAAAA&quot;);40;10)">
            <text:p/>
          </table:table-cell>
          <table:table-cell office:value-type="float" office:value="327" calcext:value-type="float">
            <text:p>32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eagr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29];&quot;deepslate&quot;;&quot;AAAAAAAAAAAAAAAAAAAAAAAAAAAAAAAAAAAAAAAAAAAAAAAAAAAAAAAAAAAA&quot;);40;10)">
            <text:p/>
          </table:table-cell>
          <table:table-cell office:value-type="float" office:value="328" calcext:value-type="float">
            <text:p>32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hort_dry_gr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30];&quot;deepslate&quot;;&quot;AAAAAAAAAAAAAAAAAAAAAAAAAAAAAAAAAAAAAAAAAAAAAAAAAAAAAAAAAAAA&quot;);40;10)">
            <text:p/>
          </table:table-cell>
          <table:table-cell office:value-type="float" office:value="329" calcext:value-type="float">
            <text:p>32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hort_gr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31];&quot;deepslate&quot;;&quot;AAAAAAAAAAAAAAAAAAAAAAAAAAAAAAAAAAAAAAAAAAAAAAAAAAAAAAAAAAAA&quot;);40;10)">
            <text:p/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lime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32];&quot;deepslate&quot;;&quot;AAAAAAAAAAAAAAAAAAAAAAAAAAAAAAAAAAAAAAAAAAAAAAAAAAAAAAAAAAAA&quot;);40;10)">
            <text:p/>
          </table:table-cell>
          <table:table-cell office:value-type="float" office:value="331" calcext:value-type="float">
            <text:p>33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all_amethyst_bu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矿物</text:p>
          </table:table-cell>
          <table:table-cell table:formula="of:=MID(ORG.LIBREOFFICE.REGEX([.B333];&quot;deepslate&quot;;&quot;AAAAAAAAAAAAAAAAAAAAAAAAAAAAAAAAAAAAAAAAAAAAAAAAAAAAAAAAAAAA&quot;);40;10)">
            <text:p/>
          </table:table-cell>
          <table:table-cell office:value-type="float" office:value="332" calcext:value-type="float">
            <text:p>33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all_driplea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34];&quot;deepslate&quot;;&quot;AAAAAAAAAAAAAAAAAAAAAAAAAAAAAAAAAAAAAAAAAAAAAAAAAAAAAAAAAAAA&quot;);40;10)">
            <text:p/>
          </table:table-cell>
          <table:table-cell office:value-type="float" office:value="333" calcext:value-type="float">
            <text:p>33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ithing_t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35];&quot;deepslate&quot;;&quot;AAAAAAAAAAAAAAAAAAAAAAAAAAAAAAAAAAAAAAAAAAAAAAAAAAAAAAAAAAAA&quot;);40;10)">
            <text:p/>
          </table:table-cell>
          <table:table-cell office:value-type="float" office:value="334" calcext:value-type="float">
            <text:p>33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ok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36];&quot;deepslate&quot;;&quot;AAAAAAAAAAAAAAAAAAAAAAAAAAAAAAAAAAAAAAAAAAAAAAAAAAAAAAAAAAAA&quot;);40;10)">
            <text:p/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ooth_basal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37];&quot;deepslate&quot;;&quot;AAAAAAAAAAAAAAAAAAAAAAAAAAAAAAAAAAAAAAAAAAAAAAAAAAAAAAAAAAAA&quot;);40;10)">
            <text:p/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ooth_sand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38];&quot;deepslate&quot;;&quot;AAAAAAAAAAAAAAAAAAAAAAAAAAAAAAAAAAAAAAAAAAAAAAAAAAAAAAAAAAAA&quot;);40;10)">
            <text:p/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ooth_sandston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39];&quot;deepslate&quot;;&quot;AAAAAAAAAAAAAAAAAAAAAAAAAAAAAAAAAAAAAAAAAAAAAAAAAAAAAAAAAAAA&quot;);40;10)">
            <text:p/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ooth_sandstone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40];&quot;deepslate&quot;;&quot;AAAAAAAAAAAAAAAAAAAAAAAAAAAAAAAAAAAAAAAAAAAAAAAAAAAAAAAAAAAA&quot;);40;10)">
            <text:p/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ooth_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41];&quot;deepslate&quot;;&quot;AAAAAAAAAAAAAAAAAAAAAAAAAAAAAAAAAAAAAAAAAAAAAAAAAAAAAAAAAAAA&quot;);40;10)">
            <text:p/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mooth_ston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42];&quot;deepslate&quot;;&quot;AAAAAAAAAAAAAAAAAAAAAAAAAAAAAAAAAAAAAAAAAAAAAAAAAAAAAAAAAAAA&quot;);40;10)">
            <text:p/>
          </table:table-cell>
          <table:table-cell office:value-type="float" office:value="341" calcext:value-type="float">
            <text:p>34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no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43];&quot;deepslate&quot;;&quot;AAAAAAAAAAAAAAAAAAAAAAAAAAAAAAAAAAAAAAAAAAAAAAAAAAAAAAAAAAAA&quot;);40;10)">
            <text:p/>
          </table:table-cell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oul_s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44];&quot;deepslate&quot;;&quot;AAAAAAAAAAAAAAAAAAAAAAAAAAAAAAAAAAAAAAAAAAAAAAAAAAAAAAAAAAAA&quot;);40;10)">
            <text:p/>
          </table:table-cell>
          <table:table-cell office:value-type="float" office:value="343" calcext:value-type="float">
            <text:p>34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pawn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45];&quot;deepslate&quot;;&quot;AAAAAAAAAAAAAAAAAAAAAAAAAAAAAAAAAAAAAAAAAAAAAAAAAAAAAAAAAAAA&quot;);40;10)">
            <text:p/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pore_blosso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46];&quot;deepslate&quot;;&quot;AAAAAAAAAAAAAAAAAAAAAAAAAAAAAAAAAAAAAAAAAAAAAAAAAAAAAAAAAAAA&quot;);40;10)">
            <text:p/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pruce_fe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47];&quot;deepslate&quot;;&quot;AAAAAAAAAAAAAAAAAAAAAAAAAAAAAAAAAAAAAAAAAAAAAAAAAAAAAAAAAAAA&quot;);40;10)">
            <text:p/>
          </table:table-cell>
          <table:table-cell office:value-type="float" office:value="346" calcext:value-type="float">
            <text:p>34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pruce_lo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48];&quot;deepslate&quot;;&quot;AAAAAAAAAAAAAAAAAAAAAAAAAAAAAAAAAAAAAAAAAAAAAAAAAAAAAAAAAAAA&quot;);40;10)">
            <text:p/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pruce_plan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49];&quot;deepslate&quot;;&quot;AAAAAAAAAAAAAAAAAAAAAAAAAAAAAAAAAAAAAAAAAAAAAAAAAAAAAAAAAAAA&quot;);40;10)">
            <text:p/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pruc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50];&quot;deepslate&quot;;&quot;AAAAAAAAAAAAAAAAAAAAAAAAAAAAAAAAAAAAAAAAAAAAAAAAAAAAAAAAAAAA&quot;);40;10)">
            <text:p/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pruce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51];&quot;deepslate&quot;;&quot;AAAAAAAAAAAAAAAAAAAAAAAAAAAAAAAAAAAAAAAAAAAAAAAAAAAAAAAAAAAA&quot;);40;10)">
            <text:p/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pruce_trap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52];&quot;deepslate&quot;;&quot;AAAAAAAAAAAAAAAAAAAAAAAAAAAAAAAAAAAAAAAAAAAAAAAAAAAAAAAAAAAA&quot;);40;10)">
            <text:p/>
          </table:table-cell>
          <table:table-cell office:value-type="float" office:value="351" calcext:value-type="float">
            <text:p>35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icky_pist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53];&quot;deepslate&quot;;&quot;AAAAAAAAAAAAAAAAAAAAAAAAAAAAAAAAAAAAAAAAAAAAAAAAAAAAAAAAAAAA&quot;);40;10)">
            <text:p/>
          </table:table-cell>
          <table:table-cell office:value-type="float" office:value="352" calcext:value-type="float">
            <text:p>35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54];&quot;deepslate&quot;;&quot;AAAAAAAAAAAAAAAAAAAAAAAAAAAAAAAAAAAAAAAAAAAAAAAAAAAAAAAAAAAA&quot;);40;10)">
            <text:p/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one_brick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55];&quot;deepslate&quot;;&quot;AAAAAAAAAAAAAAAAAAAAAAAAAAAAAAAAAAAAAAAAAAAAAAAAAAAAAAAAAAAA&quot;);40;10)">
            <text:p/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one_brick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56];&quot;deepslate&quot;;&quot;AAAAAAAAAAAAAAAAAAAAAAAAAAAAAAAAAAAAAAAAAAAAAAAAAAAAAAAAAAAA&quot;);40;10)">
            <text:p/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one_brick_wal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57];&quot;deepslate&quot;;&quot;AAAAAAAAAAAAAAAAAAAAAAAAAAAAAAAAAAAAAAAAAAAAAAAAAAAAAAAAAAAA&quot;);40;10)">
            <text:p/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one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58];&quot;deepslate&quot;;&quot;AAAAAAAAAAAAAAAAAAAAAAAAAAAAAAAAAAAAAAAAAAAAAAAAAAAAAAAAAAAA&quot;);40;10)">
            <text:p/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one_butt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59];&quot;deepslate&quot;;&quot;AAAAAAAAAAAAAAAAAAAAAAAAAAAAAAAAAAAAAAAAAAAAAAAAAAAAAAAAAAAA&quot;);40;10)">
            <text:p/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one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60];&quot;deepslate&quot;;&quot;AAAAAAAAAAAAAAAAAAAAAAAAAAAAAAAAAAAAAAAAAAAAAAAAAAAAAAAAAAAA&quot;);40;10)">
            <text:p/>
          </table:table-cell>
          <table:table-cell office:value-type="float" office:value="359" calcext:value-type="float">
            <text:p>35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onecutt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61];&quot;deepslate&quot;;&quot;AAAAAAAAAAAAAAAAAAAAAAAAAAAAAAAAAAAAAAAAAAAAAAAAAAAAAAAAAAAA&quot;);40;10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tripped_acacia_lo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62];&quot;deepslate&quot;;&quot;AAAAAAAAAAAAAAAAAAAAAAAAAAAAAAAAAAAAAAAAAAAAAAAAAAAAAAAAAAAA&quot;);40;10)">
            <text:p/>
          </table:table-cell>
          <table:table-cell office:value-type="float" office:value="361" calcext:value-type="float">
            <text:p>36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ugar_ca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63];&quot;deepslate&quot;;&quot;AAAAAAAAAAAAAAAAAAAAAAAAAAAAAAAAAAAAAAAAAAAAAAAAAAAAAAAAAAAA&quot;);40;10)">
            <text:p/>
          </table:table-cell>
          <table:table-cell office:value-type="float" office:value="362" calcext:value-type="float">
            <text:p>36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uspicious_grave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64];&quot;deepslate&quot;;&quot;AAAAAAAAAAAAAAAAAAAAAAAAAAAAAAAAAAAAAAAAAAAAAAAAAAAAAAAAAAAA&quot;);40;10)">
            <text:p/>
          </table:table-cell>
          <table:table-cell office:value-type="float" office:value="363" calcext:value-type="float">
            <text:p>36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suspicious_s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65];&quot;deepslate&quot;;&quot;AAAAAAAAAAAAAAAAAAAAAAAAAAAAAAAAAAAAAAAAAAAAAAAAAAAAAAAAAAAA&quot;);40;10)">
            <text:p/>
          </table:table-cell>
          <table:table-cell office:value-type="float" office:value="364" calcext:value-type="float">
            <text:p>36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all_dry_gr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66];&quot;deepslate&quot;;&quot;AAAAAAAAAAAAAAAAAAAAAAAAAAAAAAAAAAAAAAAAAAAAAAAAAAAAAAAAAAAA&quot;);40;10)">
            <text:p/>
          </table:table-cell>
          <table:table-cell office:value-type="float" office:value="365" calcext:value-type="float">
            <text:p>36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all_gr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67];&quot;deepslate&quot;;&quot;AAAAAAAAAAAAAAAAAAAAAAAAAAAAAAAAAAAAAAAAAAAAAAAAAAAAAAAAAAAA&quot;);40;10)">
            <text:p/>
          </table:table-cell>
          <table:table-cell office:value-type="float" office:value="366" calcext:value-type="float">
            <text:p>36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all_seagr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68];&quot;deepslate&quot;;&quot;AAAAAAAAAAAAAAAAAAAAAAAAAAAAAAAAAAAAAAAAAAAAAAAAAAAAAAAAAAAA&quot;);40;10)">
            <text:p/>
          </table:table-cell>
          <table:table-cell office:value-type="float" office:value="367" calcext:value-type="float">
            <text:p>36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69];&quot;deepslate&quot;;&quot;AAAAAAAAAAAAAAAAAAAAAAAAAAAAAAAAAAAAAAAAAAAAAAAAAAAAAAAAAAAA&quot;);40;10)">
            <text:p/>
          </table:table-cell>
          <table:table-cell office:value-type="float" office:value="368" calcext:value-type="float">
            <text:p>36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70];&quot;deepslate&quot;;&quot;AAAAAAAAAAAAAAAAAAAAAAAAAAAAAAAAAAAAAAAAAAAAAAAAAAAAAAAAAAAA&quot;);40;10)">
            <text:p/>
          </table:table-cell>
          <table:table-cell office:value-type="float" office:value="369" calcext:value-type="float">
            <text:p>36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orc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371];&quot;deepslate&quot;;&quot;AAAAAAAAAAAAAAAAAAAAAAAAAAAAAAAAAAAAAAAAAAAAAAAAAAAAAAAAAAAA&quot;);40;10)">
            <text:p/>
          </table:table-cell>
          <table:table-cell office:value-type="float" office:value="370" calcext:value-type="float">
            <text:p>37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rial_spawn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72];&quot;deepslate&quot;;&quot;AAAAAAAAAAAAAAAAAAAAAAAAAAAAAAAAAAAAAAAAAAAAAAAAAAAAAAAAAAAA&quot;);40;10)">
            <text:p/>
          </table:table-cell>
          <table:table-cell office:value-type="float" office:value="371" calcext:value-type="float">
            <text:p>37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ripwi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73];&quot;deepslate&quot;;&quot;AAAAAAAAAAAAAAAAAAAAAAAAAAAAAAAAAAAAAAAAAAAAAAAAAAAAAAAAAAAA&quot;);40;10)">
            <text:p/>
          </table:table-cell>
          <table:table-cell office:value-type="float" office:value="372" calcext:value-type="float">
            <text:p>37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ripwire_hoo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74];&quot;deepslate&quot;;&quot;AAAAAAAAAAAAAAAAAAAAAAAAAAAAAAAAAAAAAAAAAAAAAAAAAAAAAAAAAAAA&quot;);40;10)">
            <text:p/>
          </table:table-cell>
          <table:table-cell office:value-type="float" office:value="373" calcext:value-type="float">
            <text:p>37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ube_co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75];&quot;deepslate&quot;;&quot;AAAAAAAAAAAAAAAAAAAAAAAAAAAAAAAAAAAAAAAAAAAAAAAAAAAAAAAAAAAA&quot;);40;10)">
            <text:p/>
          </table:table-cell>
          <table:table-cell office:value-type="float" office:value="374" calcext:value-type="float">
            <text:p>37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ube_coral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76];&quot;deepslate&quot;;&quot;AAAAAAAAAAAAAAAAAAAAAAAAAAAAAAAAAAAAAAAAAAAAAAAAAAAAAAAAAAAA&quot;);40;10)">
            <text:p/>
          </table:table-cell>
          <table:table-cell office:value-type="float" office:value="375" calcext:value-type="float">
            <text:p>37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ube_cora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77];&quot;deepslate&quot;;&quot;AAAAAAAAAAAAAAAAAAAAAAAAAAAAAAAAAAAAAAAAAAAAAAAAAAAAAAAAAAAA&quot;);40;10)">
            <text:p/>
          </table:table-cell>
          <table:table-cell office:value-type="float" office:value="376" calcext:value-type="float">
            <text:p>376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ube_coral_wall_f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78];&quot;deepslate&quot;;&quot;AAAAAAAAAAAAAAAAAAAAAAAAAAAAAAAAAAAAAAAAAAAAAAAAAAAAAAAAAAAA&quot;);40;10)">
            <text:p/>
          </table:table-cell>
          <table:table-cell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uf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379];&quot;deepslate&quot;;&quot;AAAAAAAAAAAAAAAAAAAAAAAAAAAAAAAAAAAAAAAAAAAAAAAAAAAAAAAAAAAA&quot;);40;10)">
            <text:p/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tuff_brick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80];&quot;deepslate&quot;;&quot;AAAAAAAAAAAAAAAAAAAAAAAAAAAAAAAAAAAAAAAAAAAAAAAAAAAAAAAAAAAA&quot;);40;10)">
            <text:p/>
          </table:table-cell>
          <table:table-cell office:value-type="float" office:value="379" calcext:value-type="float">
            <text:p>37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vaul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381];&quot;deepslate&quot;;&quot;AAAAAAAAAAAAAAAAAAAAAAAAAAAAAAAAAAAAAAAAAAAAAAAAAAAAAAAAAAAA&quot;);40;10)">
            <text:p/>
          </table:table-cell>
          <table:table-cell office:value-type="float" office:value="380" calcext:value-type="float">
            <text:p>38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vi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382];&quot;deepslate&quot;;&quot;AAAAAAAAAAAAAAAAAAAAAAAAAAAAAAAAAAAAAAAAAAAAAAAAAAAAAAAAAAAA&quot;);40;10)">
            <text:p/>
          </table:table-cell>
          <table:table-cell office:value-type="float" office:value="381" calcext:value-type="float">
            <text:p>38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ll_torc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383];&quot;deepslate&quot;;&quot;AAAAAAAAAAAAAAAAAAAAAAAAAAAAAAAAAAAAAAAAAAAAAAAAAAAAAAAAAAAA&quot;);40;10)">
            <text:p/>
          </table:table-cell>
          <table:table-cell office:value-type="float" office:value="382" calcext:value-type="float">
            <text:p>38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t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空</text:p>
          </table:table-cell>
          <table:table-cell table:formula="of:=MID(ORG.LIBREOFFICE.REGEX([.B384];&quot;deepslate&quot;;&quot;AAAAAAAAAAAAAAAAAAAAAAAAAAAAAAAAAAAAAAAAAAAAAAAAAAAAAAAAAAAA&quot;);40;10)">
            <text:p/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ter_cauldr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85];&quot;deepslate&quot;;&quot;AAAAAAAAAAAAAAAAAAAAAAAAAAAAAAAAAAAAAAAAAAAAAAAAAAAAAAAAAAAA&quot;);40;10)">
            <text:p/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chiseled_c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86];&quot;deepslate&quot;;&quot;AAAAAAAAAAAAAAAAAAAAAAAAAAAAAAAAAAAAAAAAAAAAAAAAAAAAAAAAAAAA&quot;);40;10)">
            <text:p/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copper_bloc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87];&quot;deepslate&quot;;&quot;AAAAAAAAAAAAAAAAAAAAAAAAAAAAAAAAAAAAAAAAAAAAAAAAAAAAAAAAAAAA&quot;);40;10)">
            <text:p/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copper_bul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88];&quot;deepslate&quot;;&quot;AAAAAAAAAAAAAAAAAAAAAAAAAAAAAAAAAAAAAAAAAAAAAAAAAAAAAAAAAAAA&quot;);40;10)">
            <text:p/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copper_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89];&quot;deepslate&quot;;&quot;AAAAAAAAAAAAAAAAAAAAAAAAAAAAAAAAAAAAAAAAAAAAAAAAAAAAAAAAAAAA&quot;);40;10)">
            <text:p/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copper_gr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0];&quot;deepslate&quot;;&quot;AAAAAAAAAAAAAAAAAAAAAAAAAAAAAAAAAAAAAAAAAAAAAAAAAAAAAAAAAAAA&quot;);40;10)">
            <text:p/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cut_c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1];&quot;deepslate&quot;;&quot;AAAAAAAAAAAAAAAAAAAAAAAAAAAAAAAAAAAAAAAAAAAAAAAAAAAAAAAAAAAA&quot;);40;10)">
            <text:p/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cut_copper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2];&quot;deepslate&quot;;&quot;AAAAAAAAAAAAAAAAAAAAAAAAAAAAAAAAAAAAAAAAAAAAAAAAAAAAAAAAAAAA&quot;);40;10)">
            <text:p/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cut_copper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3];&quot;deepslate&quot;;&quot;AAAAAAAAAAAAAAAAAAAAAAAAAAAAAAAAAAAAAAAAAAAAAAAAAAAAAAAAAAAA&quot;);40;10)">
            <text:p/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exposed_copper_bul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4];&quot;deepslate&quot;;&quot;AAAAAAAAAAAAAAAAAAAAAAAAAAAAAAAAAAAAAAAAAAAAAAAAAAAAAAAAAAAA&quot;);40;10)">
            <text:p/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hiseled_c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5];&quot;deepslate&quot;;&quot;AAAAAAAAAAAAAAAAAAAAAAAAAAAAAAAAAAAAAAAAAAAAAAAAAAAAAAAAAAAA&quot;);40;10)" office:value-type="string" office:string-value="r" calcext:value-type="string">
            <text:p>r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6];&quot;deepslate&quot;;&quot;AAAAAAAAAAAAAAAAAAAAAAAAAAAAAAAAAAAAAAAAAAAAAAAAAAAAAAAAAAAA&quot;);40;10)">
            <text:p/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opper_bul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7];&quot;deepslate&quot;;&quot;AAAAAAAAAAAAAAAAAAAAAAAAAAAAAAAAAAAAAAAAAAAAAAAAAAAAAAAAAAAA&quot;);40;10)">
            <text:p/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opper_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8];&quot;deepslate&quot;;&quot;AAAAAAAAAAAAAAAAAAAAAAAAAAAAAAAAAAAAAAAAAAAAAAAAAAAAAAAAAAAA&quot;);40;10)">
            <text:p/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opper_gr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399];&quot;deepslate&quot;;&quot;AAAAAAAAAAAAAAAAAAAAAAAAAAAAAAAAAAAAAAAAAAAAAAAAAAAAAAAAAAAA&quot;);40;10)">
            <text:p/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opper_trapdoo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00];&quot;deepslate&quot;;&quot;AAAAAAAAAAAAAAAAAAAAAAAAAAAAAAAAAAAAAAAAAAAAAAAAAAAAAAAAAAAA&quot;);40;10)" office:value-type="string" office:string-value="r" calcext:value-type="string">
            <text:p>r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ut_copp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01];&quot;deepslate&quot;;&quot;AAAAAAAAAAAAAAAAAAAAAAAAAAAAAAAAAAAAAAAAAAAAAAAAAAAAAAAAAAAA&quot;);40;10)">
            <text:p/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ut_copper_sla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02];&quot;deepslate&quot;;&quot;AAAAAAAAAAAAAAAAAAAAAAAAAAAAAAAAAAAAAAAAAAAAAAAAAAAAAAAAAAAA&quot;);40;10)" office:value-type="string" office:string-value="b" calcext:value-type="string">
            <text:p>b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oxidized_cut_copper_stai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03];&quot;deepslate&quot;;&quot;AAAAAAAAAAAAAAAAAAAAAAAAAAAAAAAAAAAAAAAAAAAAAAAAAAAAAAAAAAAA&quot;);40;10)" office:value-type="string" office:string-value="irs" calcext:value-type="string">
            <text:p>irs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axed_weathered_copper_bul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04];&quot;deepslate&quot;;&quot;AAAAAAAAAAAAAAAAAAAAAAAAAAAAAAAAAAAAAAAAAAAAAAAAAAAAAAAAAAAA&quot;);40;10)">
            <text:p/>
          </table:table-cell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et_spong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405];&quot;deepslate&quot;;&quot;AAAAAAAAAAAAAAAAAAAAAAAAAAAAAAAAAAAAAAAAAAAAAAAAAAAAAAAAAAAA&quot;);40;10)">
            <text:p/>
          </table:table-cell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hea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406];&quot;deepslate&quot;;&quot;AAAAAAAAAAAAAAAAAAAAAAAAAAAAAAAAAAAAAAAAAAAAAAAAAAAAAAAAAAAA&quot;);40;10)">
            <text:p/>
          </table:table-cell>
          <table:table-cell office:value-type="float" office:value="405" calcext:value-type="float">
            <text:p>405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hite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407];&quot;deepslate&quot;;&quot;AAAAAAAAAAAAAAAAAAAAAAAAAAAAAAAAAAAAAAAAAAAAAAAAAAAAAAAAAAAA&quot;);40;10)">
            <text:p/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hite_carp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08];&quot;deepslate&quot;;&quot;AAAAAAAAAAAAAAAAAAAAAAAAAAAAAAAAAAAAAAAAAAAAAAAAAAAAAAAAAAAA&quot;);40;10)">
            <text:p/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hite_concre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建筑</text:p>
          </table:table-cell>
          <table:table-cell table:formula="of:=MID(ORG.LIBREOFFICE.REGEX([.B409];&quot;deepslate&quot;;&quot;AAAAAAAAAAAAAAAAAAAAAAAAAAAAAAAAAAAAAAAAAAAAAAAAAAAAAAAAAAAA&quot;);40;10)">
            <text:p/>
          </table:table-cell>
          <table:table-cell office:value-type="float" office:value="408" calcext:value-type="float">
            <text:p>408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hite_glazed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410];&quot;deepslate&quot;;&quot;AAAAAAAAAAAAAAAAAAAAAAAAAAAAAAAAAAAAAAAAAAAAAAAAAAAAAAAAAAAA&quot;);40;10)">
            <text:p/>
          </table:table-cell>
          <table:table-cell office:value-type="float" office:value="409" calcext:value-type="float">
            <text:p>409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hite_stained_gl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植物</text:p>
          </table:table-cell>
          <table:table-cell table:formula="of:=MID(ORG.LIBREOFFICE.REGEX([.B411];&quot;deepslate&quot;;&quot;AAAAAAAAAAAAAAAAAAAAAAAAAAAAAAAAAAAAAAAAAAAAAAAAAAAAAAAAAAAA&quot;);40;10)">
            <text:p/>
          </table:table-cell>
          <table:table-cell office:value-type="float" office:value="410" calcext:value-type="float">
            <text:p>410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white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412];&quot;deepslate&quot;;&quot;AAAAAAAAAAAAAAAAAAAAAAAAAAAAAAAAAAAAAAAAAAAAAAAAAAAAAAAAAAAA&quot;);40;10)">
            <text:p/>
          </table:table-cell>
          <table:table-cell office:value-type="float" office:value="411" calcext:value-type="float">
            <text:p>411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yellow_b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玩家物品</text:p>
          </table:table-cell>
          <table:table-cell table:formula="of:=MID(ORG.LIBREOFFICE.REGEX([.B413];&quot;deepslate&quot;;&quot;AAAAAAAAAAAAAAAAAAAAAAAAAAAAAAAAAAAAAAAAAAAAAAAAAAAAAAAAAAAA&quot;);40;10)">
            <text:p/>
          </table:table-cell>
          <table:table-cell office:value-type="float" office:value="412" calcext:value-type="float">
            <text:p>412</text:p>
          </table:table-cell>
        </table:table-row>
        <table:table-row table:style-name="ro1" table:visibility="filter">
          <table:table-cell office:value-type="string" calcext:value-type="string">
            <text:p>world.rejection.add @w, "</text:p>
          </table:table-cell>
          <table:table-cell office:value-type="string" calcext:value-type="string">
            <text:p>minecraft:yellow_terracott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地被</text:p>
          </table:table-cell>
          <table:table-cell table:formula="of:=MID(ORG.LIBREOFFICE.REGEX([.B414];&quot;deepslate&quot;;&quot;AAAAAAAAAAAAAAAAAAAAAAAAAAAAAAAAAAAAAAAAAAAAAAAAAAAAAAAAAAAA&quot;);40;10)">
            <text:p/>
          </table:table-cell>
          <table:table-cell office:value-type="float" office:value="413" calcext:value-type="float">
            <text:p>413</text:p>
          </table:table-cell>
        </table:table-row>
      </table:table>
      <table:named-expressions/>
      <table:database-ranges>
        <table:database-range table:name="__Anonymous_Sheet_DB__0" table:target-range-address="工作表1.A1:工作表1.D414" table:display-filter-buttons="true">
          <table:filter>
            <table:filter-and>
              <table:filter-condition table:value="建筑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0:38:24.377488200</meta:creation-date>
    <dc:date>2025-07-18T14:20:01.169070100</dc:date>
    <meta:editing-duration>PT2H16M1S</meta:editing-duration>
    <meta:editing-cycles>14</meta:editing-cycles>
    <meta:generator>LibreOffice/25.2.4.3$Windows_X86_64 LibreOffice_project/33e196637044ead23f5c3226cde09b47731f7e27</meta:generator>
    <meta:document-statistic meta:table-count="1" meta:cell-count="2484" meta:object-count="0"/>
  </office:meta>
</office:document-meta>
</file>